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86pt"/>
    </style:style>
    <style:style style:name="co2" style:family="table-column">
      <style:table-column-properties fo:break-before="auto" style:column-width="34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00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 style:vertical-align="top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rec All" table:style-name="ta1">
        <table:shapes>
          <draw:frame draw:z-index="0" draw:style-name="gr1" draw:text-style-name="P1" svg:width="453.51pt" svg:height="255.09pt" svg:x="450.96pt" svg:y="11.51pt">
            <loext:p draw:notify-on-update-of-ranges="'Prec All'.C2:'Prec All'.G2 'Prec All'.B3:'Prec All'.B3 'Prec All'.C3:'Prec All'.G3 'Prec All'.B4:'Prec All'.B4 'Prec All'.C4:'Prec All'.G4 'Prec All'.B5:'Prec All'.B5 'Prec All'.C5:'Prec All'.G5 'Prec All'.B6:'Prec All'.B6 'Prec All'.C6:'Prec All'.G6 'Prec All'.B7:'Prec All'.B7 'Prec All'.C7:'Prec All'.G7 'Prec All'.B8:'Prec All'.B8 'Prec All'.C8:'Prec All'.G8 'Prec All'.B9:'Prec All'.B9 'Prec All'.C9:'Prec All'.G9 'Prec All'.B10:'Prec All'.B10 'Prec All'.C10:'Prec All'.G10 'Prec All'.B11:'Prec All'.B11 'Prec All'.C11:'Prec All'.G11 'Prec All'.B12:'Prec All'.B12 'Prec All'.C12:'Prec All'.G12 'Prec All'.B13:'Prec All'.B13 'Prec All'.C13:'Prec All'.G13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ce3"/>
        <table:table-row table:style-name="ro1">
          <table:table-cell table:style-name="ce1" office:value-type="string" calcext:value-type="string">
            <text:p>TP</text:p>
          </table:table-cell>
          <table:table-cell table:style-name="Default"/>
          <table:table-cell table:style-name="Default"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55517826825" calcext:value-type="float">
            <text:p>0.755517826825</text:p>
          </table:table-cell>
          <table:table-cell table:style-name="Default" office:value-type="float" office:value="0.626436781609" calcext:value-type="float">
            <text:p>0.626436781609</text:p>
          </table:table-cell>
          <table:table-cell table:style-name="Default" office:value-type="float" office:value="0.924882629108" calcext:value-type="float">
            <text:p>0.924882629108</text:p>
          </table:table-cell>
          <table:table-cell table:style-name="Default" office:value-type="float" office:value="0.932038834951" calcext:value-type="float">
            <text:p>0.932038834951</text:p>
          </table:table-cell>
          <table:table-cell table:style-name="Default" office:value-type="float" office:value="0.985294117647" calcext:value-type="float">
            <text:p>0.985294117647</text:p>
          </table:table-cell>
        </table:table-row>
        <table:table-row table:style-name="ro1">
          <table:covered-table-cell table:style-name="ce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76431424767" calcext:value-type="float">
            <text:p>0.76431424767</text:p>
          </table:table-cell>
          <table:table-cell table:style-name="Default" office:value-type="float" office:value="0.747222222222" calcext:value-type="float">
            <text:p>0.747222222222</text:p>
          </table:table-cell>
          <table:table-cell table:style-name="Default" office:value-type="float" office:value="0.929906542056" calcext:value-type="float">
            <text:p>0.929906542056</text:p>
          </table:table-cell>
          <table:table-cell table:style-name="Default" office:value-type="float" office:value="0.765625" calcext:value-type="float">
            <text:p>0.765625</text:p>
          </table:table-cell>
          <table:table-cell table:style-name="Default" office:value-type="float" office:value="0.784810126582" calcext:value-type="float">
            <text:p>0.784810126582</text:p>
          </table:table-cell>
        </table:table-row>
        <table:table-row table:style-name="ro1">
          <table:covered-table-cell table:style-name="ce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751918158568" calcext:value-type="float">
            <text:p>0.751918158568</text:p>
          </table:table-cell>
          <table:table-cell table:style-name="Default" office:value-type="float" office:value="0.767624020888" calcext:value-type="float">
            <text:p>0.767624020888</text:p>
          </table:table-cell>
          <table:table-cell table:style-name="Default" office:value-type="float" office:value="0.942307692308" calcext:value-type="float">
            <text:p>0.942307692308</text:p>
          </table:table-cell>
          <table:table-cell table:style-name="Default" office:value-type="float" office:value="0.753623188406" calcext:value-type="float">
            <text:p>0.753623188406</text:p>
          </table:table-cell>
          <table:table-cell table:style-name="Default" office:value-type="float" office:value="0.780487804878" calcext:value-type="float">
            <text:p>0.780487804878</text:p>
          </table:table-cell>
        </table:table-row>
        <table:table-row table:style-name="ro1">
          <table:covered-table-cell table:style-name="ce2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75027027027" calcext:value-type="float">
            <text:p>0.75027027027</text:p>
          </table:table-cell>
          <table:table-cell table:style-name="Default" office:value-type="float" office:value="0.775377969762" calcext:value-type="float">
            <text:p>0.775377969762</text:p>
          </table:table-cell>
          <table:table-cell table:style-name="Default" office:value-type="float" office:value="0.912663755459" calcext:value-type="float">
            <text:p>0.912663755459</text:p>
          </table:table-cell>
          <table:table-cell table:style-name="Default" office:value-type="float" office:value="0.76821192053" calcext:value-type="float">
            <text:p>0.76821192053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730643402399" calcext:value-type="float">
            <text:p>0.730643402399</text:p>
          </table:table-cell>
          <table:table-cell table:style-name="Default" office:value-type="float" office:value="0.747228381375" calcext:value-type="float">
            <text:p>0.747228381375</text:p>
          </table:table-cell>
          <table:table-cell table:style-name="Default" office:value-type="float" office:value="0.757085020243" calcext:value-type="float">
            <text:p>0.757085020243</text:p>
          </table:table-cell>
          <table:table-cell table:style-name="Default" office:value-type="float" office:value="0.785714285714" calcext:value-type="float">
            <text:p>0.785714285714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763057324841" calcext:value-type="float">
            <text:p>0.763057324841</text:p>
          </table:table-cell>
          <table:table-cell table:style-name="Default" office:value-type="float" office:value="0.739130434783" calcext:value-type="float">
            <text:p>0.739130434783</text:p>
          </table:table-cell>
          <table:table-cell table:style-name="Default" office:value-type="float" office:value="0.769565217391" calcext:value-type="float">
            <text:p>0.769565217391</text:p>
          </table:table-cell>
          <table:table-cell table:style-name="Default" office:value-type="float" office:value="0.803571428571" calcext:value-type="float">
            <text:p>0.803571428571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786577181208" calcext:value-type="float">
            <text:p>0.786577181208</text:p>
          </table:table-cell>
          <table:table-cell table:style-name="Default" office:value-type="float" office:value="0.740518962076" calcext:value-type="float">
            <text:p>0.740518962076</text:p>
          </table:table-cell>
          <table:table-cell table:style-name="Default" office:value-type="float" office:value="0.768" calcext:value-type="float">
            <text:p>0.768</text:p>
          </table:table-cell>
          <table:table-cell table:style-name="Default" office:value-type="float" office:value="0.820359281437" calcext:value-type="float">
            <text:p>0.820359281437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.83795620438" calcext:value-type="float">
            <text:p>0.83795620438</text:p>
          </table:table-cell>
          <table:table-cell table:style-name="Default" office:value-type="float" office:value="0.767888307155" calcext:value-type="float">
            <text:p>0.767888307155</text:p>
          </table:table-cell>
          <table:table-cell table:style-name="Default" office:value-type="float" office:value="0.834080717489" calcext:value-type="float">
            <text:p>0.834080717489</text:p>
          </table:table-cell>
          <table:table-cell table:style-name="Default" office:value-type="float" office:value="0.73125" calcext:value-type="float">
            <text:p>0.73125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300" calcext:value-type="float">
            <text:p>300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600" calcext:value-type="float">
            <text:p>6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900" calcext:value-type="float">
            <text:p>9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1800" calcext:value-type="float">
            <text:p>1800</text:p>
          </table:table-cell>
          <table:table-cell table:number-columns-repeated="5" table:style-name="ce5" office:value-type="string" calcext:value-type="string">
            <text:p>-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2" table:number-columns-spanned="1" table:number-rows-spanned="1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/>
          <table:table-cell table:style-name="ce5" table:number-columns-repeated="3"/>
          <table:table-cell table:style-name="Default" table:number-columns-repeated="2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5"/>
        </table:table-row>
      </table:table>
      <table:table table:name="Rec All" table:style-name="ta1">
        <table:shapes>
          <draw:frame draw:z-index="0" draw:style-name="gr1" draw:text-style-name="P1" svg:width="453.51pt" svg:height="255.09pt" svg:x="450.96pt" svg:y="11.51pt">
            <loext:p draw:notify-on-update-of-ranges="'Rec June'.C2:'Rec June'.G2 'Rec June'.B3:'Rec June'.B3 'Rec June'.C3:'Rec June'.G3 'Rec June'.B4:'Rec June'.B4 'Rec June'.C4:'Rec June'.G4 'Rec June'.B5:'Rec June'.B5 'Rec June'.C5:'Rec June'.G5 'Rec June'.B6:'Rec June'.B6 'Rec June'.C6:'Rec June'.G6 'Rec June'.B7:'Rec June'.B7 'Rec June'.C7:'Rec June'.G7 'Rec June'.B8:'Rec June'.B8 'Rec June'.C8:'Rec June'.G8 'Rec June'.B9:'Rec June'.B9 'Rec June'.C9:'Rec June'.G9 'Rec June'.B10:'Rec June'.B10 'Rec June'.C10:'Rec June'.G10 'Rec June'.B11:'Rec June'.B11 'Rec June'.C11:'Rec June'.G11 'Rec June'.B12:'Rec June'.B12 'Rec June'.C12:'Rec June'.G12 'Rec June'.B13:'Rec June'.B13 'Rec June'.C13:'Rec June'.G13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ce3"/>
        <table:table-row table:style-name="ro1">
          <table:table-cell table:style-name="ce1" office:value-type="string" calcext:value-type="string">
            <text:p>TP</text:p>
          </table:table-cell>
          <table:table-cell table:style-name="Default"/>
          <table:table-cell table:style-name="Default"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04535147392" calcext:value-type="float">
            <text:p>0.504535147392</text:p>
          </table:table-cell>
          <table:table-cell table:style-name="Default" office:value-type="float" office:value="0.493212669683" calcext:value-type="float">
            <text:p>0.493212669683</text:p>
          </table:table-cell>
          <table:table-cell table:style-name="Default" office:value-type="float" office:value="0.667796610169" calcext:value-type="float">
            <text:p>0.667796610169</text:p>
          </table:table-cell>
          <table:table-cell table:style-name="Default" office:value-type="float" office:value="0.662068965517" calcext:value-type="float">
            <text:p>0.662068965517</text:p>
          </table:table-cell>
          <table:table-cell table:style-name="Default" office:value-type="float" office:value="0.881578947368" calcext:value-type="float">
            <text:p>0.881578947368</text:p>
          </table:table-cell>
        </table:table-row>
        <table:table-row table:style-name="ro1">
          <table:covered-table-cell table:style-name="ce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650793650794" calcext:value-type="float">
            <text:p>0.650793650794</text:p>
          </table:table-cell>
          <table:table-cell table:style-name="Default" office:value-type="float" office:value="0.608597285068" calcext:value-type="float">
            <text:p>0.608597285068</text:p>
          </table:table-cell>
          <table:table-cell table:style-name="Default" office:value-type="float" office:value="0.674576271186" calcext:value-type="float">
            <text:p>0.674576271186</text:p>
          </table:table-cell>
          <table:table-cell table:style-name="Default" office:value-type="float" office:value="0.675862068966" calcext:value-type="float">
            <text:p>0.675862068966</text:p>
          </table:table-cell>
          <table:table-cell table:style-name="Default" office:value-type="float" office:value="0.815789473684" calcext:value-type="float">
            <text:p>0.815789473684</text:p>
          </table:table-cell>
        </table:table-row>
        <table:table-row table:style-name="ro1">
          <table:covered-table-cell table:style-name="ce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666666666667" calcext:value-type="float">
            <text:p>0.666666666667</text:p>
          </table:table-cell>
          <table:table-cell table:style-name="Default" office:value-type="float" office:value="0.665158371041" calcext:value-type="float">
            <text:p>0.665158371041</text:p>
          </table:table-cell>
          <table:table-cell table:style-name="Default" office:value-type="float" office:value="0.664406779661" calcext:value-type="float">
            <text:p>0.664406779661</text:p>
          </table:table-cell>
          <table:table-cell table:style-name="Default" office:value-type="float" office:value="0.71724137931" calcext:value-type="float">
            <text:p>0.71724137931</text:p>
          </table:table-cell>
          <table:table-cell table:style-name="Default" office:value-type="float" office:value="0.842105263158" calcext:value-type="float">
            <text:p>0.842105263158</text:p>
          </table:table-cell>
        </table:table-row>
        <table:table-row table:style-name="ro1">
          <table:covered-table-cell table:style-name="ce2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786848072562" calcext:value-type="float">
            <text:p>0.786848072562</text:p>
          </table:table-cell>
          <table:table-cell table:style-name="Default" office:value-type="float" office:value="0.81221719457" calcext:value-type="float">
            <text:p>0.81221719457</text:p>
          </table:table-cell>
          <table:table-cell table:style-name="Default" office:value-type="float" office:value="0.708474576271" calcext:value-type="float">
            <text:p>0.708474576271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759637188209" calcext:value-type="float">
            <text:p>0.759637188209</text:p>
          </table:table-cell>
          <table:table-cell table:style-name="Default" office:value-type="float" office:value="0.762443438914" calcext:value-type="float">
            <text:p>0.762443438914</text:p>
          </table:table-cell>
          <table:table-cell table:style-name="Default" office:value-type="float" office:value="0.633898305085" calcext:value-type="float">
            <text:p>0.633898305085</text:p>
          </table:table-cell>
          <table:table-cell table:style-name="Default" office:value-type="float" office:value="0.834482758621" calcext:value-type="float">
            <text:p>0.834482758621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679138321995" calcext:value-type="float">
            <text:p>0.679138321995</text:p>
          </table:table-cell>
          <table:table-cell table:style-name="Default" office:value-type="float" office:value="0.807692307692" calcext:value-type="float">
            <text:p>0.807692307692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931034482759" calcext:value-type="float">
            <text:p>0.931034482759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664399092971" calcext:value-type="float">
            <text:p>0.664399092971</text:p>
          </table:table-cell>
          <table:table-cell table:style-name="Default" office:value-type="float" office:value="0.839366515837" calcext:value-type="float">
            <text:p>0.839366515837</text:p>
          </table:table-cell>
          <table:table-cell table:style-name="Default" office:value-type="float" office:value="0.650847457627" calcext:value-type="float">
            <text:p>0.650847457627</text:p>
          </table:table-cell>
          <table:table-cell table:style-name="Default" office:value-type="float" office:value="0.944827586207" calcext:value-type="float">
            <text:p>0.944827586207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.650793650794" calcext:value-type="float">
            <text:p>0.650793650794</text:p>
          </table:table-cell>
          <table:table-cell table:style-name="Default" office:value-type="float" office:value="0.995475113122" calcext:value-type="float">
            <text:p>0.995475113122</text:p>
          </table:table-cell>
          <table:table-cell table:style-name="Default" office:value-type="float" office:value="0.630508474576" calcext:value-type="float">
            <text:p>0.630508474576</text:p>
          </table:table-cell>
          <table:table-cell table:style-name="Default" office:value-type="float" office:value="0.806896551724" calcext:value-type="float">
            <text:p>0.806896551724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300" calcext:value-type="float">
            <text:p>300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Default" office:value-type="float" office:value="0.972413793103" calcext:value-type="float">
            <text:p>0.972413793103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600" calcext:value-type="float">
            <text:p>6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900" calcext:value-type="float">
            <text:p>9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1800" calcext:value-type="float">
            <text:p>1800</text:p>
          </table:table-cell>
          <table:table-cell table:number-columns-repeated="5" table:style-name="ce5" office:value-type="string" calcext:value-type="string">
            <text:p>-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2" table:number-columns-spanned="1" table:number-rows-spanned="1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/>
          <table:table-cell table:style-name="ce5" table:number-columns-repeated="3"/>
          <table:table-cell table:style-name="Default" table:number-columns-repeated="2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5"/>
        </table:table-row>
      </table:table>
      <table:table table:name="F All" table:style-name="ta1">
        <table:shapes>
          <draw:frame draw:z-index="0" draw:style-name="gr1" draw:text-style-name="P1" svg:width="453.51pt" svg:height="255.09pt" svg:x="450.96pt" svg:y="11.51pt">
            <loext:p draw:notify-on-update-of-ranges="'F June'.C2:'F June'.G2 'F June'.B3:'F June'.B3 'F June'.C3:'F June'.G3 'F June'.B4:'F June'.B4 'F June'.C4:'F June'.G4 'F June'.B5:'F June'.B5 'F June'.C5:'F June'.G5 'F June'.B6:'F June'.B6 'F June'.C6:'F June'.G6 'F June'.B7:'F June'.B7 'F June'.C7:'F June'.G7 'F June'.B8:'F June'.B8 'F June'.C8:'F June'.G8 'F June'.B9:'F June'.B9 'F June'.C9:'F June'.G9 'F June'.B10:'F June'.B10 'F June'.C10:'F June'.G10 'F June'.B11:'F June'.B11 'F June'.C11:'F June'.G11 'F June'.B12:'F June'.B12 'F June'.C12:'F June'.G12 'F June'.B13:'F June'.B13 'F June'.C13:'F June'.G13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ce3"/>
        <table:table-row table:style-name="ro1">
          <table:table-cell table:style-name="ce1" office:value-type="string" calcext:value-type="string">
            <text:p>TP</text:p>
          </table:table-cell>
          <table:table-cell table:style-name="Default"/>
          <table:table-cell table:style-name="Default"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05030591434" calcext:value-type="float">
            <text:p>0.605030591434</text:p>
          </table:table-cell>
          <table:table-cell table:style-name="Default" office:value-type="float" office:value="0.551898734177" calcext:value-type="float">
            <text:p>0.551898734177</text:p>
          </table:table-cell>
          <table:table-cell table:style-name="Default" office:value-type="float" office:value="0.775590551181" calcext:value-type="float">
            <text:p>0.775590551181</text:p>
          </table:table-cell>
          <table:table-cell table:style-name="Default" office:value-type="float" office:value="0.774193548387" calcext:value-type="float">
            <text:p>0.774193548387</text:p>
          </table:table-cell>
          <table:table-cell table:style-name="Default" office:value-type="float" office:value="0.930555555556" calcext:value-type="float">
            <text:p>0.930555555556</text:p>
          </table:table-cell>
        </table:table-row>
        <table:table-row table:style-name="ro1">
          <table:covered-table-cell table:style-name="ce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70300061237" calcext:value-type="float">
            <text:p>0.70300061237</text:p>
          </table:table-cell>
          <table:table-cell table:style-name="Default" office:value-type="float" office:value="0.670822942643" calcext:value-type="float">
            <text:p>0.670822942643</text:p>
          </table:table-cell>
          <table:table-cell table:style-name="Default" office:value-type="float" office:value="0.781925343811" calcext:value-type="float">
            <text:p>0.781925343811</text:p>
          </table:table-cell>
          <table:table-cell table:style-name="Default" office:value-type="float" office:value="0.717948717949" calcext:value-type="float">
            <text:p>0.717948717949</text:p>
          </table:table-cell>
          <table:table-cell table:style-name="Default" office:value-type="float" office:value="0.8" calcext:value-type="float">
            <text:p>0.8</text:p>
          </table:table-cell>
        </table:table-row>
        <table:table-row table:style-name="ro1">
          <table:covered-table-cell table:style-name="ce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706730769231" calcext:value-type="float">
            <text:p>0.706730769231</text:p>
          </table:table-cell>
          <table:table-cell table:style-name="Default" office:value-type="float" office:value="0.712727272727" calcext:value-type="float">
            <text:p>0.712727272727</text:p>
          </table:table-cell>
          <table:table-cell table:style-name="Default" office:value-type="float" office:value="0.779324055666" calcext:value-type="float">
            <text:p>0.779324055666</text:p>
          </table:table-cell>
          <table:table-cell table:style-name="Default" office:value-type="float" office:value="0.734982332155" calcext:value-type="float">
            <text:p>0.734982332155</text:p>
          </table:table-cell>
          <table:table-cell table:style-name="Default" office:value-type="float" office:value="0.810126582278" calcext:value-type="float">
            <text:p>0.810126582278</text:p>
          </table:table-cell>
        </table:table-row>
        <table:table-row table:style-name="ro1">
          <table:covered-table-cell table:style-name="ce2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768123962369" calcext:value-type="float">
            <text:p>0.768123962369</text:p>
          </table:table-cell>
          <table:table-cell table:style-name="Default" office:value-type="float" office:value="0.793370165746" calcext:value-type="float">
            <text:p>0.793370165746</text:p>
          </table:table-cell>
          <table:table-cell table:style-name="Default" office:value-type="float" office:value="0.797709923664" calcext:value-type="float">
            <text:p>0.797709923664</text:p>
          </table:table-cell>
          <table:table-cell table:style-name="Default" office:value-type="float" office:value="0.783783783784" calcext:value-type="float">
            <text:p>0.783783783784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744858254586" calcext:value-type="float">
            <text:p>0.744858254586</text:p>
          </table:table-cell>
          <table:table-cell table:style-name="Default" office:value-type="float" office:value="0.754759238522" calcext:value-type="float">
            <text:p>0.754759238522</text:p>
          </table:table-cell>
          <table:table-cell table:style-name="Default" office:value-type="float" office:value="0.690036900369" calcext:value-type="float">
            <text:p>0.690036900369</text:p>
          </table:table-cell>
          <table:table-cell table:style-name="Default" office:value-type="float" office:value="0.809364548495" calcext:value-type="float">
            <text:p>0.809364548495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718656268746" calcext:value-type="float">
            <text:p>0.718656268746</text:p>
          </table:table-cell>
          <table:table-cell table:style-name="Default" office:value-type="float" office:value="0.771891891892" calcext:value-type="float">
            <text:p>0.771891891892</text:p>
          </table:table-cell>
          <table:table-cell table:style-name="Default" office:value-type="float" office:value="0.674285714286" calcext:value-type="float">
            <text:p>0.674285714286</text:p>
          </table:table-cell>
          <table:table-cell table:style-name="Default" office:value-type="float" office:value="0.862619808307" calcext:value-type="float">
            <text:p>0.862619808307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720344191764" calcext:value-type="float">
            <text:p>0.720344191764</text:p>
          </table:table-cell>
          <table:table-cell table:style-name="Default" office:value-type="float" office:value="0.7868504772" calcext:value-type="float">
            <text:p>0.7868504772</text:p>
          </table:table-cell>
          <table:table-cell table:style-name="Default" office:value-type="float" office:value="0.704587155963" calcext:value-type="float">
            <text:p>0.704587155963</text:p>
          </table:table-cell>
          <table:table-cell table:style-name="Default" office:value-type="float" office:value="0.878205128205" calcext:value-type="float">
            <text:p>0.878205128205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.732610082961" calcext:value-type="float">
            <text:p>0.732610082961</text:p>
          </table:table-cell>
          <table:table-cell table:style-name="Default" office:value-type="float" office:value="0.866995073892" calcext:value-type="float">
            <text:p>0.866995073892</text:p>
          </table:table-cell>
          <table:table-cell table:style-name="Default" office:value-type="float" office:value="0.718146718147" calcext:value-type="float">
            <text:p>0.718146718147</text:p>
          </table:table-cell>
          <table:table-cell table:style-name="Default" office:value-type="float" office:value="0.767213114754" calcext:value-type="float">
            <text:p>0.767213114754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300" calcext:value-type="float">
            <text:p>300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Default" office:value-type="float" office:value="0.846846846847" calcext:value-type="float">
            <text:p>0.846846846847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600" calcext:value-type="float">
            <text:p>6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900" calcext:value-type="float">
            <text:p>9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1800" calcext:value-type="float">
            <text:p>1800</text:p>
          </table:table-cell>
          <table:table-cell table:number-columns-repeated="5" table:style-name="ce5" office:value-type="string" calcext:value-type="string">
            <text:p>-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2" table:number-columns-spanned="1" table:number-rows-spanned="1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/>
          <table:table-cell table:style-name="ce5" table:number-columns-repeated="3"/>
          <table:table-cell table:style-name="Default" table:number-columns-repeated="2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5"/>
        </table:table-row>
      </table:table>
      <table:table table:name="Prec June" table:style-name="ta1">
        <table:shapes>
          <draw:frame draw:z-index="0" draw:style-name="gr1" draw:text-style-name="P1" svg:width="453.51pt" svg:height="255.09pt" svg:x="450.96pt" svg:y="11.51pt">
            <loext:p draw:notify-on-update-of-ranges="'Prec June'.C2:'Prec June'.G2 'Prec June'.B3:'Prec June'.B3 'Prec June'.C3:'Prec June'.G3 'Prec June'.B4:'Prec June'.B4 'Prec June'.C4:'Prec June'.G4 'Prec June'.B5:'Prec June'.B5 'Prec June'.C5:'Prec June'.G5 'Prec June'.B6:'Prec June'.B6 'Prec June'.C6:'Prec June'.G6 'Prec June'.B7:'Prec June'.B7 'Prec June'.C7:'Prec June'.G7 'Prec June'.B8:'Prec June'.B8 'Prec June'.C8:'Prec June'.G8 'Prec June'.B9:'Prec June'.B9 'Prec June'.C9:'Prec June'.G9 'Prec June'.B10:'Prec June'.B10 'Prec June'.C10:'Prec June'.G10 'Prec June'.B11:'Prec June'.B11 'Prec June'.C11:'Prec June'.G11 'Prec June'.B12:'Prec June'.B12 'Prec June'.C12:'Prec June'.G12 'Prec June'.B13:'Prec June'.B13 'Prec June'.C13:'Prec June'.G1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ce3"/>
        <table:table-row table:style-name="ro1">
          <table:table-cell table:style-name="ce1" office:value-type="string" calcext:value-type="string">
            <text:p>TP</text:p>
          </table:table-cell>
          <table:table-cell table:style-name="Default"/>
          <table:table-cell table:style-name="Default"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75539568345" calcext:value-type="float">
            <text:p>0.775539568345</text:p>
          </table:table-cell>
          <table:table-cell table:style-name="Default" office:value-type="float" office:value="0.724358974359" calcext:value-type="float">
            <text:p>0.724358974359</text:p>
          </table:table-cell>
          <table:table-cell table:style-name="Default" office:value-type="float" office:value="0.985559566787" calcext:value-type="float">
            <text:p>0.985559566787</text:p>
          </table:table-cell>
          <table:table-cell table:style-name="Default" office:value-type="float" office:value="0.744565217391" calcext:value-type="float">
            <text:p>0.744565217391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 table:style-name="ce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790096878364" calcext:value-type="float">
            <text:p>0.790096878364</text:p>
          </table:table-cell>
          <table:table-cell table:style-name="Default" office:value-type="float" office:value="0.765323992995" calcext:value-type="float">
            <text:p>0.765323992995</text:p>
          </table:table-cell>
          <table:table-cell table:style-name="Default" office:value-type="float" office:value="0.769230769231" calcext:value-type="float">
            <text:p>0.769230769231</text:p>
          </table:table-cell>
          <table:table-cell table:style-name="Default" office:value-type="float" office:value="0.755208333333" calcext:value-type="float">
            <text:p>0.755208333333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 table:style-name="ce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753846153846" calcext:value-type="float">
            <text:p>0.753846153846</text:p>
          </table:table-cell>
          <table:table-cell table:style-name="Default" office:value-type="float" office:value="0.767361111111" calcext:value-type="float">
            <text:p>0.767361111111</text:p>
          </table:table-cell>
          <table:table-cell table:style-name="Default" office:value-type="float" office:value="0.768229166667" calcext:value-type="float">
            <text:p>0.768229166667</text:p>
          </table:table-cell>
          <table:table-cell table:style-name="Default" office:value-type="float" office:value="0.755208333333" calcext:value-type="float">
            <text:p>0.755208333333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 table:style-name="ce2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765625" calcext:value-type="float">
            <text:p>0.765625</text:p>
          </table:table-cell>
          <table:table-cell table:style-name="Default" office:value-type="float" office:value="0.767361111111" calcext:value-type="float">
            <text:p>0.767361111111</text:p>
          </table:table-cell>
          <table:table-cell table:style-name="Default" office:value-type="float" office:value="0.768229166667" calcext:value-type="float">
            <text:p>0.768229166667</text:p>
          </table:table-cell>
          <table:table-cell table:style-name="Default" office:value-type="float" office:value="0.755208333333" calcext:value-type="float">
            <text:p>0.755208333333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765323992995" calcext:value-type="float">
            <text:p>0.765323992995</text:p>
          </table:table-cell>
          <table:table-cell table:style-name="Default" office:value-type="float" office:value="0.767361111111" calcext:value-type="float">
            <text:p>0.767361111111</text:p>
          </table:table-cell>
          <table:table-cell table:style-name="Default" office:value-type="float" office:value="0.768229166667" calcext:value-type="float">
            <text:p>0.768229166667</text:p>
          </table:table-cell>
          <table:table-cell table:style-name="Default" office:value-type="float" office:value="0.755208333333" calcext:value-type="float">
            <text:p>0.755208333333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765625" calcext:value-type="float">
            <text:p>0.765625</text:p>
          </table:table-cell>
          <table:table-cell table:style-name="Default" office:value-type="float" office:value="0.767361111111" calcext:value-type="float">
            <text:p>0.767361111111</text:p>
          </table:table-cell>
          <table:table-cell table:style-name="Default" office:value-type="float" office:value="0.768229166667" calcext:value-type="float">
            <text:p>0.768229166667</text:p>
          </table:table-cell>
          <table:table-cell table:style-name="Default" office:value-type="float" office:value="0.755208333333" calcext:value-type="float">
            <text:p>0.755208333333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765625" calcext:value-type="float">
            <text:p>0.765625</text:p>
          </table:table-cell>
          <table:table-cell table:style-name="Default" office:value-type="float" office:value="0.767361111111" calcext:value-type="float">
            <text:p>0.767361111111</text:p>
          </table:table-cell>
          <table:table-cell table:style-name="Default" office:value-type="float" office:value="0.768229166667" calcext:value-type="float">
            <text:p>0.768229166667</text:p>
          </table:table-cell>
          <table:table-cell table:style-name="Default" office:value-type="float" office:value="0.755208333333" calcext:value-type="float">
            <text:p>0.755208333333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.765625" calcext:value-type="float">
            <text:p>0.765625</text:p>
          </table:table-cell>
          <table:table-cell table:style-name="Default" office:value-type="float" office:value="0.767361111111" calcext:value-type="float">
            <text:p>0.767361111111</text:p>
          </table:table-cell>
          <table:table-cell table:style-name="Default" office:value-type="float" office:value="0.768229166667" calcext:value-type="float">
            <text:p>0.768229166667</text:p>
          </table:table-cell>
          <table:table-cell table:style-name="Default" office:value-type="float" office:value="0.755208333333" calcext:value-type="float">
            <text:p>0.755208333333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300" calcext:value-type="float">
            <text:p>300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Default" office:value-type="float" office:value="0.755208333333" calcext:value-type="float">
            <text:p>0.755208333333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600" calcext:value-type="float">
            <text:p>6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900" calcext:value-type="float">
            <text:p>9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table:style-name="Default" office:value-type="float" office:value="1800" calcext:value-type="float">
            <text:p>1800</text:p>
          </table:table-cell>
          <table:table-cell table:number-columns-repeated="5" table:style-name="ce5" office:value-type="string" calcext:value-type="string">
            <text:p>-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2" table:number-columns-spanned="1" table:number-rows-spanned="1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/>
          <table:table-cell table:style-name="ce5" table:number-columns-repeated="3"/>
          <table:table-cell table:style-name="Default" table:number-columns-repeated="2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5"/>
        </table:table-row>
      </table:table>
      <table:table table:name="Rec June" table:style-name="ta1">
        <table:shapes>
          <draw:frame draw:z-index="0" draw:style-name="gr1" draw:text-style-name="P1" svg:width="453.51pt" svg:height="255.09pt" svg:x="450.96pt" svg:y="11.51pt">
            <loext:p draw:notify-on-update-of-ranges="'Rec June'.C2:'Rec June'.G2 'Rec June'.B3:'Rec June'.B3 'Rec June'.C3:'Rec June'.G3 'Rec June'.B4:'Rec June'.B4 'Rec June'.C4:'Rec June'.G4 'Rec June'.B5:'Rec June'.B5 'Rec June'.C5:'Rec June'.G5 'Rec June'.B6:'Rec June'.B6 'Rec June'.C6:'Rec June'.G6 'Rec June'.B7:'Rec June'.B7 'Rec June'.C7:'Rec June'.G7 'Rec June'.B8:'Rec June'.B8 'Rec June'.C8:'Rec June'.G8 'Rec June'.B9:'Rec June'.B9 'Rec June'.C9:'Rec June'.G9 'Rec June'.B10:'Rec June'.B10 'Rec June'.C10:'Rec June'.G10 'Rec June'.B11:'Rec June'.B11 'Rec June'.C11:'Rec June'.G11 'Rec June'.B12:'Rec June'.B12 'Rec June'.C12:'Rec June'.G12 'Rec June'.B13:'Rec June'.B13 'Rec June'.C13:'Rec June'.G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ce3"/>
        <table:table-row table:style-name="ro1">
          <table:table-cell table:style-name="ce1" office:value-type="string" calcext:value-type="string">
            <text:p>TP</text:p>
          </table:table-cell>
          <table:table-cell table:style-name="Default"/>
          <table:table-cell table:style-name="Default"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11111111111" calcext:value-type="float">
            <text:p>0.611111111111</text:p>
          </table:table-cell>
          <table:table-cell table:style-name="Default" office:value-type="float" office:value="0.511312217195" calcext:value-type="float">
            <text:p>0.511312217195</text:p>
          </table:table-cell>
          <table:table-cell table:style-name="Default" office:value-type="float" office:value="0.925423728814" calcext:value-type="float">
            <text:p>0.925423728814</text:p>
          </table:table-cell>
          <table:table-cell table:style-name="Default" office:value-type="float" office:value="0.944827586207" calcext:value-type="float">
            <text:p>0.944827586207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 table:style-name="ce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832199546485" calcext:value-type="float">
            <text:p>0.832199546485</text:p>
          </table:table-cell>
          <table:table-cell table:style-name="Default" office:value-type="float" office:value="0.988687782805" calcext:value-type="float">
            <text:p>0.988687782805</text:p>
          </table:table-cell>
          <table:table-cell table:style-name="Default" office:value-type="float" office:value="0.983050847458" calcext:value-type="float">
            <text:p>0.983050847458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1">
          <table:covered-table-cell table:style-name="ce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833333333333" calcext:value-type="float">
            <text:p>0.833333333333</text:p>
          </table:table-cell>
          <table:table-cell table:number-columns-repeated="4" table:style-name="Default" office:value-type="float" office:value="1" calcext:value-type="float">
            <text:p>1</text:p>
          </table:table-cell>
        </table:table-row>
        <table:table-row table:style-name="ro1">
          <table:covered-table-cell table:style-name="ce2"/>
          <table:table-cell table:style-name="Default" office:value-type="float" office:value="4" calcext:value-type="float">
            <text:p>4</text:p>
          </table:table-cell>
          <table:table-cell table:number-columns-repeated="5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990929705215" calcext:value-type="float">
            <text:p>0.990929705215</text:p>
          </table:table-cell>
          <table:table-cell table:number-columns-repeated="4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10" calcext:value-type="float">
            <text:p>10</text:p>
          </table:table-cell>
          <table:table-cell table:number-columns-repeated="5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30" calcext:value-type="float">
            <text:p>30</text:p>
          </table:table-cell>
          <table:table-cell table:number-columns-repeated="5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60" calcext:value-type="float">
            <text:p>60</text:p>
          </table:table-cell>
          <table:table-cell table:number-columns-repeated="5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300" calcext:value-type="float">
            <text:p>300</text:p>
          </table:table-cell>
          <table:table-cell table:number-columns-repeated="3" table:style-name="ce5" office:value-type="string" calcext:value-type="string">
            <text:p>-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600" calcext:value-type="float">
            <text:p>6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900" calcext:value-type="float">
            <text:p>9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1800" calcext:value-type="float">
            <text:p>1800</text:p>
          </table:table-cell>
          <table:table-cell table:number-columns-repeated="5" table:style-name="ce5" office:value-type="string" calcext:value-type="string">
            <text:p>-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2" table:number-columns-spanned="1" table:number-rows-spanned="1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/>
          <table:table-cell table:style-name="ce5" table:number-columns-repeated="3"/>
          <table:table-cell table:style-name="Default" table:number-columns-repeated="2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5"/>
        </table:table-row>
      </table:table>
      <table:table table:name="F June" table:style-name="ta1">
        <table:shapes>
          <draw:frame draw:z-index="0" draw:style-name="gr1" draw:text-style-name="P1" svg:width="453.51pt" svg:height="255.09pt" svg:x="450.96pt" svg:y="11.51pt">
            <loext:p draw:notify-on-update-of-ranges="'F June'.C2:'F June'.G2 'F June'.B3:'F June'.B3 'F June'.C3:'F June'.G3 'F June'.B4:'F June'.B4 'F June'.C4:'F June'.G4 'F June'.B5:'F June'.B5 'F June'.C5:'F June'.G5 'F June'.B6:'F June'.B6 'F June'.C6:'F June'.G6 'F June'.B7:'F June'.B7 'F June'.C7:'F June'.G7 'F June'.B8:'F June'.B8 'F June'.C8:'F June'.G8 'F June'.B9:'F June'.B9 'F June'.C9:'F June'.G9 'F June'.B10:'F June'.B10 'F June'.C10:'F June'.G10 'F June'.B11:'F June'.B11 'F June'.C11:'F June'.G11 'F June'.B12:'F June'.B12 'F June'.C12:'F June'.G12 'F June'.B13:'F June'.B13 'F June'.C13:'F June'.G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ce3"/>
        <table:table-row table:style-name="ro1">
          <table:table-cell table:style-name="ce1" office:value-type="string" calcext:value-type="string">
            <text:p>TP</text:p>
          </table:table-cell>
          <table:table-cell table:style-name="Default"/>
          <table:table-cell table:style-name="Default"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83576410907" calcext:value-type="float">
            <text:p>0.683576410907</text:p>
          </table:table-cell>
          <table:table-cell table:style-name="Default" office:value-type="float" office:value="0.599469496021" calcext:value-type="float">
            <text:p>0.599469496021</text:p>
          </table:table-cell>
          <table:table-cell table:style-name="Default" office:value-type="float" office:value="0.954545454545" calcext:value-type="float">
            <text:p>0.954545454545</text:p>
          </table:table-cell>
          <table:table-cell table:style-name="Default" office:value-type="float" office:value="0.83282674772" calcext:value-type="float">
            <text:p>0.83282674772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 table:style-name="ce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810601877416" calcext:value-type="float">
            <text:p>0.810601877416</text:p>
          </table:table-cell>
          <table:table-cell table:style-name="Default" office:value-type="float" office:value="0.862783810464" calcext:value-type="float">
            <text:p>0.862783810464</text:p>
          </table:table-cell>
          <table:table-cell table:style-name="Default" office:value-type="float" office:value="0.863095238095" calcext:value-type="float">
            <text:p>0.863095238095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 table:style-name="ce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791599353796" calcext:value-type="float">
            <text:p>0.791599353796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 table:style-name="ce2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867256637168" calcext:value-type="float">
            <text:p>0.867256637168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863636363636" calcext:value-type="float">
            <text:p>0.863636363636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867256637168" calcext:value-type="float">
            <text:p>0.867256637168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867256637168" calcext:value-type="float">
            <text:p>0.867256637168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.867256637168" calcext:value-type="float">
            <text:p>0.867256637168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300" calcext:value-type="float">
            <text:p>300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600" calcext:value-type="float">
            <text:p>6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900" calcext:value-type="float">
            <text:p>9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1800" calcext:value-type="float">
            <text:p>1800</text:p>
          </table:table-cell>
          <table:table-cell table:number-columns-repeated="5" table:style-name="ce5" office:value-type="string" calcext:value-type="string">
            <text:p>-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2" table:number-columns-spanned="1" table:number-rows-spanned="1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/>
          <table:table-cell table:style-name="ce5" table:number-columns-repeated="3"/>
          <table:table-cell table:style-name="Default" table:number-columns-repeated="2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5"/>
        </table:table-row>
      </table:table>
      <table:table table:name="Prec July" table:style-name="ta1">
        <table:shapes>
          <draw:frame draw:z-index="0" draw:style-name="gr1" draw:text-style-name="P1" svg:width="453.51pt" svg:height="255.09pt" svg:x="448.92pt" svg:y="18.14pt">
            <loext:p draw:notify-on-update-of-ranges="'Prec July'.C2:'Prec July'.G2 'Prec July'.B3:'Prec July'.B3 'Prec July'.C3:'Prec July'.G3 'Prec July'.B4:'Prec July'.B4 'Prec July'.C4:'Prec July'.G4 'Prec July'.B5:'Prec July'.B5 'Prec July'.C5:'Prec July'.G5 'Prec July'.B6:'Prec July'.B6 'Prec July'.C6:'Prec July'.G6 'Prec July'.B7:'Prec July'.B7 'Prec July'.C7:'Prec July'.G7 'Prec July'.B8:'Prec July'.B8 'Prec July'.C8:'Prec July'.G8 'Prec July'.B9:'Prec July'.B9 'Prec July'.C9:'Prec July'.G9 'Prec July'.B10:'Prec July'.B10 'Prec July'.C10:'Prec July'.G10 'Prec July'.B11:'Prec July'.B11 'Prec July'.C11:'Prec July'.G11 'Prec July'.B12:'Prec July'.B12 'Prec July'.C12:'Prec July'.G12 'Prec July'.B13:'Prec July'.B13 'Prec July'.C13:'Prec July'.G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831325301205" calcext:value-type="float">
            <text:p>0.831325301205</text:p>
          </table:table-cell>
          <table:table-cell office:value-type="float" office:value="0.986175115207" calcext:value-type="float">
            <text:p>0.98617511520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covered-table-cell table:style-name="ce2"/>
          <table:table-cell office:value-type="float" office:value="2" calcext:value-type="float">
            <text:p>2</text:p>
          </table:table-cell>
          <table:table-cell office:value-type="float" office:value="0.823157894737" calcext:value-type="float">
            <text:p>0.823157894737</text:p>
          </table:table-cell>
          <table:table-cell office:value-type="float" office:value="1" calcext:value-type="float">
            <text:p>1</text:p>
          </table:table-cell>
          <table:table-cell office:value-type="float" office:value="0.945945945946" calcext:value-type="float">
            <text:p>0.9459459459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2"/>
          <table:table-cell office:value-type="float" office:value="3" calcext:value-type="float">
            <text:p>3</text:p>
          </table:table-cell>
          <table:table-cell office:value-type="float" office:value="0.871951219512" calcext:value-type="float">
            <text:p>0.871951219512</text:p>
          </table:table-cell>
          <table:table-cell office:value-type="float" office:value="0.891304347826" calcext:value-type="float">
            <text:p>0.8913043478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2"/>
          <table:table-cell office:value-type="float" office:value="4" calcext:value-type="float">
            <text:p>4</text:p>
          </table:table-cell>
          <table:table-cell office:value-type="float" office:value="0.893939393939" calcext:value-type="float">
            <text:p>0.893939393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926829268293" calcext:value-type="float">
            <text:p>0.926829268293</text:p>
          </table:table-cell>
          <table:table-cell office:value-type="float" office:value="0.885714285714" calcext:value-type="float">
            <text:p>0.8857142857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77740863787" calcext:value-type="float">
            <text:p>0.677740863787</text:p>
          </table:table-cell>
          <table:table-cell office:value-type="float" office:value="0.925925925926" calcext:value-type="float">
            <text:p>0.925925925926</text:p>
          </table:table-cell>
          <table:table-cell office:value-type="float" office:value="0.928571428571" calcext:value-type="float">
            <text:p>0.9285714285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902255639098" calcext:value-type="float">
            <text:p>0.902255639098</text:p>
          </table:table-cell>
          <table:table-cell office:value-type="float" office:value="0.969696969697" calcext:value-type="float">
            <text:p>0.9696969696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939393939394" calcext:value-type="float">
            <text:p>0.939393939394</text:p>
          </table:table-cell>
          <table:table-cell office:value-type="float" office:value="0.9" calcext:value-type="float">
            <text:p>0.9</text:p>
          </table:table-cell>
          <table:table-cell office:value-type="float" office:value="0.947368421053" calcext:value-type="float">
            <text:p>0.9473684210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style-name="ce5"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style-name="ce5"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style-name="ce5"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style-name="ce5"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" table:number-columns-spanned="1" table:number-rows-spanned="12"/>
          <table:table-cell table:number-columns-repeated="6"/>
        </table:table-row>
        <table:table-row table:style-name="ro1">
          <table:covered-table-cell table:style-name="ce2"/>
          <table:table-cell table:number-columns-repeated="6"/>
        </table:table-row>
        <table:table-row table:style-name="ro1">
          <table:covered-table-cell table:style-name="ce2"/>
          <table:table-cell table:number-columns-repeated="6"/>
        </table:table-row>
        <table:table-row table:style-name="ro1">
          <table:covered-table-cell table:style-name="ce2"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/>
          <table:table-cell table:style-name="ce5" table:number-columns-repeated="3"/>
          <table:table-cell table:number-columns-repeated="2"/>
        </table:table-row>
        <table:table-row table:style-name="ro1">
          <table:covered-table-cell/>
          <table:table-cell/>
          <table:table-cell table:style-name="ce5" table:number-columns-repeated="4"/>
          <table:table-cell/>
        </table:table-row>
        <table:table-row table:style-name="ro1">
          <table:covered-table-cell/>
          <table:table-cell/>
          <table:table-cell table:style-name="ce5" table:number-columns-repeated="4"/>
          <table:table-cell/>
        </table:table-row>
        <table:table-row table:style-name="ro1">
          <table:covered-table-cell/>
          <table:table-cell/>
          <table:table-cell table:style-name="ce5" table:number-columns-repeated="5"/>
        </table:table-row>
      </table:table>
      <table:table table:name="Rec July" table:style-name="ta1">
        <table:shapes>
          <draw:frame draw:z-index="0" draw:style-name="gr1" draw:text-style-name="P1" svg:width="453.51pt" svg:height="255.09pt" svg:x="450.96pt" svg:y="11.51pt">
            <loext:p draw:notify-on-update-of-ranges="'Rec July'.C2:'Rec July'.G2 'Rec July'.B3:'Rec July'.B3 'Rec July'.C3:'Rec July'.G3 'Rec July'.B4:'Rec July'.B4 'Rec July'.C4:'Rec July'.G4 'Rec July'.B5:'Rec July'.B5 'Rec July'.C5:'Rec July'.G5 'Rec July'.B6:'Rec July'.B6 'Rec July'.C6:'Rec July'.G6 'Rec July'.B7:'Rec July'.B7 'Rec July'.C7:'Rec July'.G7 'Rec July'.B8:'Rec July'.B8 'Rec July'.C8:'Rec July'.G8 'Rec July'.B9:'Rec July'.B9 'Rec July'.C9:'Rec July'.G9 'Rec July'.B10:'Rec July'.B10 'Rec July'.C10:'Rec July'.G10 'Rec July'.B11:'Rec July'.B11 'Rec July'.C11:'Rec July'.G11 'Rec July'.B12:'Rec July'.B12 'Rec July'.C12:'Rec July'.G12 'Rec July'.B13:'Rec July'.B13 'Rec July'.C13:'Rec July'.G1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ce3"/>
        <table:table-row table:style-name="ro1">
          <table:table-cell table:style-name="ce1" office:value-type="string" calcext:value-type="string">
            <text:p>TP</text:p>
          </table:table-cell>
          <table:table-cell table:style-name="Default"/>
          <table:table-cell table:style-name="Default"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69387755102" calcext:value-type="float">
            <text:p>0.469387755102</text:p>
          </table:table-cell>
          <table:table-cell table:style-name="Default" office:value-type="float" office:value="0.484162895928" calcext:value-type="float">
            <text:p>0.484162895928</text:p>
          </table:table-cell>
          <table:table-cell table:style-name="Default" office:value-type="float" office:value="0.498305084746" calcext:value-type="float">
            <text:p>0.498305084746</text:p>
          </table:table-cell>
          <table:table-cell table:style-name="Default" office:value-type="float" office:value="0.324137931034" calcext:value-type="float">
            <text:p>0.324137931034</text:p>
          </table:table-cell>
          <table:table-cell table:style-name="Default" office:value-type="float" office:value="0.0263157894737" calcext:value-type="float">
            <text:p>0.0263157894737</text:p>
          </table:table-cell>
        </table:table-row>
        <table:table-row table:style-name="ro1">
          <table:covered-table-cell table:style-name="ce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443310657596" calcext:value-type="float">
            <text:p>0.443310657596</text:p>
          </table:table-cell>
          <table:table-cell table:style-name="Default" office:value-type="float" office:value="0.298642533937" calcext:value-type="float">
            <text:p>0.298642533937</text:p>
          </table:table-cell>
          <table:table-cell table:style-name="Default" office:value-type="float" office:value="0.118644067797" calcext:value-type="float">
            <text:p>0.118644067797</text:p>
          </table:table-cell>
          <table:table-cell table:style-name="Default" office:value-type="float" office:value="0.048275862069" calcext:value-type="float">
            <text:p>0.048275862069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 table:style-name="ce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62131519274" calcext:value-type="float">
            <text:p>0.162131519274</text:p>
          </table:table-cell>
          <table:table-cell table:style-name="Default" office:value-type="float" office:value="0.0927601809955" calcext:value-type="float">
            <text:p>0.0927601809955</text:p>
          </table:table-cell>
          <table:table-cell table:style-name="Default" office:value-type="float" office:value="0.0135593220339" calcext:value-type="float">
            <text:p>0.0135593220339</text:p>
          </table:table-cell>
          <table:table-cell table:style-name="Default" office:value-type="float" office:value="0.0275862068966" calcext:value-type="float">
            <text:p>0.0275862068966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 table:style-name="ce2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668934240363" calcext:value-type="float">
            <text:p>0.066893424036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137931034483" calcext:value-type="float">
            <text:p>0.0137931034483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861678004535" calcext:value-type="float">
            <text:p>0.0861678004535</text:p>
          </table:table-cell>
          <table:table-cell table:style-name="Default" office:value-type="float" office:value="0.0701357466063" calcext:value-type="float">
            <text:p>0.0701357466063</text:p>
          </table:table-cell>
          <table:table-cell table:style-name="Default" office:value-type="float" office:value="0.0169491525424" calcext:value-type="float">
            <text:p>0.0169491525424</text:p>
          </table:table-cell>
          <table:table-cell table:style-name="Default" office:value-type="float" office:value="0.0206896551724" calcext:value-type="float">
            <text:p>0.0206896551724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231292517007" calcext:value-type="float">
            <text:p>0.231292517007</text:p>
          </table:table-cell>
          <table:table-cell table:style-name="Default" office:value-type="float" office:value="0.113122171946" calcext:value-type="float">
            <text:p>0.113122171946</text:p>
          </table:table-cell>
          <table:table-cell table:style-name="Default" office:value-type="float" office:value="0.0440677966102" calcext:value-type="float">
            <text:p>0.0440677966102</text:p>
          </table:table-cell>
          <table:table-cell table:style-name="Default" office:value-type="float" office:value="0.0413793103448" calcext:value-type="float">
            <text:p>0.0413793103448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136054421769" calcext:value-type="float">
            <text:p>0.136054421769</text:p>
          </table:table-cell>
          <table:table-cell table:style-name="Default" office:value-type="float" office:value="0.0723981900452" calcext:value-type="float">
            <text:p>0.0723981900452</text:p>
          </table:table-cell>
          <table:table-cell table:style-name="Default" office:value-type="float" office:value="0.0203389830508" calcext:value-type="float">
            <text:p>0.0203389830508</text:p>
          </table:table-cell>
          <table:table-cell table:style-name="Default" office:value-type="float" office:value="0.0344827586207" calcext:value-type="float">
            <text:p>0.034482758620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.140589569161" calcext:value-type="float">
            <text:p>0.140589569161</text:p>
          </table:table-cell>
          <table:table-cell table:style-name="Default" office:value-type="float" office:value="0.0814479638009" calcext:value-type="float">
            <text:p>0.0814479638009</text:p>
          </table:table-cell>
          <table:table-cell table:style-name="Default" office:value-type="float" office:value="0.0610169491525" calcext:value-type="float">
            <text:p>0.0610169491525</text:p>
          </table:table-cell>
          <table:table-cell table:style-name="Default" office:value-type="float" office:value="0.0344827586207" calcext:value-type="float">
            <text:p>0.034482758620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300" calcext:value-type="float">
            <text:p>300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Default" office:value-type="float" office:value="0.00689655172414" calcext:value-type="float">
            <text:p>0.00689655172414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600" calcext:value-type="float">
            <text:p>6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900" calcext:value-type="float">
            <text:p>9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1800" calcext:value-type="float">
            <text:p>1800</text:p>
          </table:table-cell>
          <table:table-cell table:number-columns-repeated="5" table:style-name="ce5" office:value-type="string" calcext:value-type="string">
            <text:p>-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2" table:number-columns-spanned="1" table:number-rows-spanned="1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/>
          <table:table-cell table:style-name="ce5" table:number-columns-repeated="3"/>
          <table:table-cell table:style-name="Default" table:number-columns-repeated="2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5"/>
        </table:table-row>
      </table:table>
      <table:table table:name="F July" table:style-name="ta1">
        <table:shapes>
          <draw:frame draw:z-index="0" draw:style-name="gr1" draw:text-style-name="P1" svg:width="453.51pt" svg:height="255.09pt" svg:x="450.96pt" svg:y="11.51pt">
            <loext:p draw:notify-on-update-of-ranges="'F July'.C2:'F July'.G2 'F July'.B3:'F July'.B3 'F July'.C3:'F July'.G3 'F July'.B4:'F July'.B4 'F July'.C4:'F July'.G4 'F July'.B5:'F July'.B5 'F July'.C5:'F July'.G5 'F July'.B6:'F July'.B6 'F July'.C6:'F July'.G6 'F July'.B7:'F July'.B7 'F July'.C7:'F July'.G7 'F July'.B8:'F July'.B8 'F July'.C8:'F July'.G8 'F July'.B9:'F July'.B9 'F July'.C9:'F July'.G9 'F July'.B10:'F July'.B10 'F July'.C10:'F July'.G10 'F July'.B11:'F July'.B11 'F July'.C11:'F July'.G11 'F July'.B12:'F July'.B12 'F July'.C12:'F July'.G12 'F July'.B13:'F July'.B13 'F July'.C13:'F July'.G1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ce3"/>
        <table:table-row table:style-name="ro1">
          <table:table-cell table:style-name="ce1" office:value-type="string" calcext:value-type="string">
            <text:p>TP</text:p>
          </table:table-cell>
          <table:table-cell table:style-name="Default"/>
          <table:table-cell table:style-name="Default"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649468892261" calcext:value-type="float">
            <text:p>0.649468892261</text:p>
          </table:table-cell>
          <table:table-cell table:style-name="Default" office:value-type="float" office:value="0.665158371041" calcext:value-type="float">
            <text:p>0.665158371041</text:p>
          </table:table-cell>
          <table:table-cell table:style-name="Default" office:value-type="float" office:value="0.489583333333" calcext:value-type="float">
            <text:p>0.489583333333</text:p>
          </table:table-cell>
          <table:table-cell table:style-name="Default" office:value-type="float" office:value="0.0512820512821" calcext:value-type="float">
            <text:p>0.0512820512821</text:p>
          </table:table-cell>
        </table:table-row>
        <table:table-row table:style-name="ro1">
          <table:covered-table-cell table:style-name="ce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576271186441" calcext:value-type="float">
            <text:p>0.576271186441</text:p>
          </table:table-cell>
          <table:table-cell table:style-name="Default" office:value-type="float" office:value="0.459930313589" calcext:value-type="float">
            <text:p>0.459930313589</text:p>
          </table:table-cell>
          <table:table-cell table:style-name="Default" office:value-type="float" office:value="0.210843373494" calcext:value-type="float">
            <text:p>0.210843373494</text:p>
          </table:table-cell>
          <table:table-cell table:style-name="Default" office:value-type="float" office:value="0.0921052631579" calcext:value-type="float">
            <text:p>0.0921052631579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 table:style-name="ce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73422562141" calcext:value-type="float">
            <text:p>0.273422562141</text:p>
          </table:table-cell>
          <table:table-cell table:style-name="Default" office:value-type="float" office:value="0.168032786885" calcext:value-type="float">
            <text:p>0.168032786885</text:p>
          </table:table-cell>
          <table:table-cell table:style-name="Default" office:value-type="float" office:value="0.0267558528428" calcext:value-type="float">
            <text:p>0.0267558528428</text:p>
          </table:table-cell>
          <table:table-cell table:style-name="Default" office:value-type="float" office:value="0.0536912751678" calcext:value-type="float">
            <text:p>0.0536912751678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 table:style-name="ce2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2447257384" calcext:value-type="float">
            <text:p>0.1244725738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272108843537" calcext:value-type="float">
            <text:p>0.027210884353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57676348548" calcext:value-type="float">
            <text:p>0.157676348548</text:p>
          </table:table-cell>
          <table:table-cell table:style-name="Default" office:value-type="float" office:value="0.129979035639" calcext:value-type="float">
            <text:p>0.129979035639</text:p>
          </table:table-cell>
          <table:table-cell table:style-name="Default" office:value-type="float" office:value="0.0333333333333" calcext:value-type="float">
            <text:p>0.0333333333333</text:p>
          </table:table-cell>
          <table:table-cell table:style-name="Default" office:value-type="float" office:value="0.0405405405405" calcext:value-type="float">
            <text:p>0.040540540540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344885883347" calcext:value-type="float">
            <text:p>0.344885883347</text:p>
          </table:table-cell>
          <table:table-cell table:style-name="Default" office:value-type="float" office:value="0.201612903226" calcext:value-type="float">
            <text:p>0.201612903226</text:p>
          </table:table-cell>
          <table:table-cell table:style-name="Default" office:value-type="float" office:value="0.084142394822" calcext:value-type="float">
            <text:p>0.084142394822</text:p>
          </table:table-cell>
          <table:table-cell table:style-name="Default" office:value-type="float" office:value="0.0794701986755" calcext:value-type="float">
            <text:p>0.0794701986755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23645320197" calcext:value-type="float">
            <text:p>0.23645320197</text:p>
          </table:table-cell>
          <table:table-cell table:style-name="Default" office:value-type="float" office:value="0.134736842105" calcext:value-type="float">
            <text:p>0.134736842105</text:p>
          </table:table-cell>
          <table:table-cell table:style-name="Default" office:value-type="float" office:value="0.0398671096346" calcext:value-type="float">
            <text:p>0.0398671096346</text:p>
          </table:table-cell>
          <table:table-cell table:style-name="Default" office:value-type="float" office:value="0.0666666666667" calcext:value-type="float">
            <text:p>0.066666666666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.244575936884" calcext:value-type="float">
            <text:p>0.244575936884</text:p>
          </table:table-cell>
          <table:table-cell table:style-name="Default" office:value-type="float" office:value="0.149377593361" calcext:value-type="float">
            <text:p>0.149377593361</text:p>
          </table:table-cell>
          <table:table-cell table:style-name="Default" office:value-type="float" office:value="0.114649681529" calcext:value-type="float">
            <text:p>0.114649681529</text:p>
          </table:table-cell>
          <table:table-cell table:style-name="Default" office:value-type="float" office:value="0.0666666666667" calcext:value-type="float">
            <text:p>0.066666666666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300" calcext:value-type="float">
            <text:p>300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Default" office:value-type="float" office:value="0.013698630137" calcext:value-type="float">
            <text:p>0.013698630137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600" calcext:value-type="float">
            <text:p>6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900" calcext:value-type="float">
            <text:p>9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Default" office:value-type="float" office:value="1800" calcext:value-type="float">
            <text:p>1800</text:p>
          </table:table-cell>
          <table:table-cell table:number-columns-repeated="5" table:style-name="ce5" office:value-type="string" calcext:value-type="string">
            <text:p>-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2" table:number-columns-spanned="1" table:number-rows-spanned="1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/>
          <table:table-cell table:style-name="ce5" table:number-columns-repeated="3"/>
          <table:table-cell table:style-name="Default" table:number-columns-repeated="2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5"/>
        </table:table-row>
      </table:table>
      <table:table table:name="Prec August" table:style-name="ta1">
        <table:shapes>
          <draw:frame draw:z-index="0" draw:style-name="gr1" draw:text-style-name="P1" svg:width="453.51pt" svg:height="255.09pt" svg:x="437.67pt" svg:y="12.53pt">
            <loext:p draw:notify-on-update-of-ranges="'Prec August'.C2:'Prec August'.G2 'Prec August'.B3:'Prec August'.B3 'Prec August'.C3:'Prec August'.G3 'Prec August'.B4:'Prec August'.B4 'Prec August'.C4:'Prec August'.G4 'Prec August'.B5:'Prec August'.B5 'Prec August'.C5:'Prec August'.G5 'Prec August'.B6:'Prec August'.B6 'Prec August'.C6:'Prec August'.G6 'Prec August'.B7:'Prec August'.B7 'Prec August'.C7:'Prec August'.G7 'Prec August'.B8:'Prec August'.B8 'Prec August'.C8:'Prec August'.G8 'Prec August'.B9:'Prec August'.B9 'Prec August'.C9:'Prec August'.G9 'Prec August'.B10:'Prec August'.B10 'Prec August'.C10:'Prec August'.G10 'Prec August'.B11:'Prec August'.B11 'Prec August'.C11:'Prec August'.G11 'Prec August'.B12:'Prec August'.B12 'Prec August'.C12:'Prec August'.G12 'Prec August'.B13:'Prec August'.B13 'Prec August'.C13:'Prec August'.G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797829036635" calcext:value-type="float">
            <text:p>0.797829036635</text:p>
          </table:table-cell>
          <table:table-cell office:value-type="float" office:value="0.75799086758" calcext:value-type="float">
            <text:p>0.75799086758</text:p>
          </table:table-cell>
          <table:table-cell office:value-type="float" office:value="0.843657817109" calcext:value-type="float">
            <text:p>0.843657817109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 table:style-name="ce2"/>
          <table:table-cell office:value-type="float" office:value="2" calcext:value-type="float">
            <text:p>2</text:p>
          </table:table-cell>
          <table:table-cell office:value-type="float" office:value="0.778618732261" calcext:value-type="float">
            <text:p>0.778618732261</text:p>
          </table:table-cell>
          <table:table-cell office:value-type="float" office:value="0.767361111111" calcext:value-type="float">
            <text:p>0.767361111111</text:p>
          </table:table-cell>
          <table:table-cell office:value-type="float" office:value="0.768229166667" calcext:value-type="float">
            <text:p>0.768229166667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 table:style-name="ce2"/>
          <table:table-cell office:value-type="float" office:value="3" calcext:value-type="float">
            <text:p>3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767361111111" calcext:value-type="float">
            <text:p>0.767361111111</text:p>
          </table:table-cell>
          <table:table-cell office:value-type="float" office:value="0.768229166667" calcext:value-type="float">
            <text:p>0.768229166667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 table:style-name="ce2"/>
          <table:table-cell office:value-type="float" office:value="4" calcext:value-type="float">
            <text:p>4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767361111111" calcext:value-type="float">
            <text:p>0.767361111111</text:p>
          </table:table-cell>
          <table:table-cell office:value-type="float" office:value="0.768229166667" calcext:value-type="float">
            <text:p>0.768229166667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767361111111" calcext:value-type="float">
            <text:p>0.767361111111</text:p>
          </table:table-cell>
          <table:table-cell office:value-type="float" office:value="0.768229166667" calcext:value-type="float">
            <text:p>0.768229166667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767361111111" calcext:value-type="float">
            <text:p>0.767361111111</text:p>
          </table:table-cell>
          <table:table-cell office:value-type="float" office:value="0.768229166667" calcext:value-type="float">
            <text:p>0.768229166667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767361111111" calcext:value-type="float">
            <text:p>0.767361111111</text:p>
          </table:table-cell>
          <table:table-cell office:value-type="float" office:value="0.768229166667" calcext:value-type="float">
            <text:p>0.768229166667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767361111111" calcext:value-type="float">
            <text:p>0.767361111111</text:p>
          </table:table-cell>
          <table:table-cell office:value-type="float" office:value="0.768229166667" calcext:value-type="float">
            <text:p>0.768229166667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5" office:value-type="string" calcext:value-type="string">
            <text:p>-</text:p>
          </table:table-cell>
          <table:table-cell office:value-type="float" office:value="0.755208333333" calcext:value-type="float">
            <text:p>0.755208333333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5" office:value-type="string" calcext:value-type="string">
            <text:p>-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5" office:value-type="string" calcext:value-type="string">
            <text:p>-</text:p>
          </table:table-cell>
          <table:table-cell office:value-type="float" office:value="0.791666666667" calcext:value-type="float">
            <text:p>0.791666666667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5" office:value-type="string" calcext:value-type="string">
            <text:p>-</text:p>
          </table:table-cell>
        </table:table-row>
      </table:table>
      <table:table table:name="Rec August" table:style-name="ta1">
        <table:shapes>
          <draw:frame draw:z-index="0" draw:style-name="gr1" draw:text-style-name="P1" svg:width="453.51pt" svg:height="255.09pt" svg:x="450.96pt" svg:y="11.51pt">
            <loext:p draw:notify-on-update-of-ranges="'Rec August'.C2:'Rec August'.G2 'Rec August'.B3:'Rec August'.B3 'Rec August'.C3:'Rec August'.G3 'Rec August'.B4:'Rec August'.B4 'Rec August'.C4:'Rec August'.G4 'Rec August'.B5:'Rec August'.B5 'Rec August'.C5:'Rec August'.G5 'Rec August'.B6:'Rec August'.B6 'Rec August'.C6:'Rec August'.G6 'Rec August'.B7:'Rec August'.B7 'Rec August'.C7:'Rec August'.G7 'Rec August'.B8:'Rec August'.B8 'Rec August'.C8:'Rec August'.G8 'Rec August'.B9:'Rec August'.B9 'Rec August'.C9:'Rec August'.G9 'Rec August'.B10:'Rec August'.B10 'Rec August'.C10:'Rec August'.G10 'Rec August'.B11:'Rec August'.B11 'Rec August'.C11:'Rec August'.G11 'Rec August'.B12:'Rec August'.B12 'Rec August'.C12:'Rec August'.G12 'Rec August'.B13:'Rec August'.B13 'Rec August'.C13:'Rec August'.G1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ce3"/>
        <table:table-row table:style-name="ro1">
          <table:table-cell table:style-name="ce1" office:value-type="string" calcext:value-type="string">
            <text:p>TP</text:p>
          </table:table-cell>
          <table:table-cell table:style-name="Default"/>
          <table:table-cell table:style-name="Default"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66666666667" calcext:value-type="float">
            <text:p>0.666666666667</text:p>
          </table:table-cell>
          <table:table-cell table:style-name="Default" office:value-type="float" office:value="0.751131221719" calcext:value-type="float">
            <text:p>0.751131221719</text:p>
          </table:table-cell>
          <table:table-cell table:style-name="Default" office:value-type="float" office:value="0.969491525424" calcext:value-type="float">
            <text:p>0.969491525424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1">
          <table:covered-table-cell table:style-name="ce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933106575964" calcext:value-type="float">
            <text:p>0.933106575964</text:p>
          </table:table-cell>
          <table:table-cell table:number-columns-repeated="4" table:style-name="Default" office:value-type="float" office:value="1" calcext:value-type="float">
            <text:p>1</text:p>
          </table:table-cell>
        </table:table-row>
        <table:table-row table:style-name="ro1">
          <table:covered-table-cell table:style-name="ce2"/>
          <table:table-cell table:style-name="Default" office:value-type="float" office:value="3" calcext:value-type="float">
            <text:p>3</text:p>
          </table:table-cell>
          <table:table-cell table:number-columns-repeated="5" table:style-name="Default" office:value-type="float" office:value="1" calcext:value-type="float">
            <text:p>1</text:p>
          </table:table-cell>
        </table:table-row>
        <table:table-row table:style-name="ro1">
          <table:covered-table-cell table:style-name="ce2"/>
          <table:table-cell table:style-name="Default" office:value-type="float" office:value="4" calcext:value-type="float">
            <text:p>4</text:p>
          </table:table-cell>
          <table:table-cell table:number-columns-repeated="5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10" calcext:value-type="float">
            <text:p>10</text:p>
          </table:table-cell>
          <table:table-cell table:number-columns-repeated="5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30" calcext:value-type="float">
            <text:p>30</text:p>
          </table:table-cell>
          <table:table-cell table:number-columns-repeated="5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60" calcext:value-type="float">
            <text:p>60</text:p>
          </table:table-cell>
          <table:table-cell table:number-columns-repeated="5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300" calcext:value-type="float">
            <text:p>300</text:p>
          </table:table-cell>
          <table:table-cell table:number-columns-repeated="3" table:style-name="ce5" office:value-type="string" calcext:value-type="string">
            <text:p>-</text:p>
          </table:table-cell>
          <table:table-cell table:number-columns-repeated="2"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600" calcext:value-type="float">
            <text:p>6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900" calcext:value-type="float">
            <text:p>9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Default" office:value-type="float" office:value="1800" calcext:value-type="float">
            <text:p>1800</text:p>
          </table:table-cell>
          <table:table-cell table:number-columns-repeated="5" table:style-name="ce5" office:value-type="string" calcext:value-type="string">
            <text:p>-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2" table:number-columns-spanned="1" table:number-rows-spanned="1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/>
          <table:table-cell table:style-name="ce5" table:number-columns-repeated="3"/>
          <table:table-cell table:style-name="Default" table:number-columns-repeated="2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5"/>
        </table:table-row>
      </table:table>
      <table:table table:name="F August" table:style-name="ta1">
        <table:shapes>
          <draw:frame draw:z-index="0" draw:style-name="gr1" draw:text-style-name="P1" svg:width="453.51pt" svg:height="255.09pt" svg:x="476.76pt" svg:y="12.81pt">
            <loext:p draw:notify-on-update-of-ranges="'F August'.C2:'F August'.G2 'F August'.B3:'F August'.B3 'F August'.C3:'F August'.G3 'F August'.B4:'F August'.B4 'F August'.C4:'F August'.G4 'F August'.B5:'F August'.B5 'F August'.C5:'F August'.G5 'F August'.B6:'F August'.B6 'F August'.C6:'F August'.G6 'F August'.B7:'F August'.B7 'F August'.C7:'F August'.G7 'F August'.B8:'F August'.B8 'F August'.C8:'F August'.G8 'F August'.B9:'F August'.B9 'F August'.C9:'F August'.G9 'F August'.B10:'F August'.B10 'F August'.C10:'F August'.G10 'F August'.B11:'F August'.B11 'F August'.C11:'F August'.G11 'F August'.B12:'F August'.B12 'F August'.C12:'F August'.G12 'F August'.B13:'F August'.B13 'F August'.C13:'F August'.G1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ce3"/>
        <table:table-row table:style-name="ro1">
          <table:table-cell table:style-name="ce1" office:value-type="string" calcext:value-type="string">
            <text:p>TP</text:p>
          </table:table-cell>
          <table:table-cell table:style-name="Default"/>
          <table:table-cell table:style-name="Default"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800" calcext:value-type="float">
            <text:p>1800</text:p>
          </table:table-cell>
          <table:table-cell table:style-name="Default" office:value-type="float" office:value="3600" calcext:value-type="float">
            <text:p>360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sampling rate </text:p>
            <text:p>(in seconds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6374305127" calcext:value-type="float">
            <text:p>0.726374305127</text:p>
          </table:table-cell>
          <table:table-cell table:style-name="Default" office:value-type="float" office:value="0.754545454545" calcext:value-type="float">
            <text:p>0.754545454545</text:p>
          </table:table-cell>
          <table:table-cell table:style-name="Default" office:value-type="float" office:value="0.902208201893" calcext:value-type="float">
            <text:p>0.90220820189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 table:style-name="ce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848891181021" calcext:value-type="float">
            <text:p>0.848891181021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 table:style-name="ce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867256637168" calcext:value-type="float">
            <text:p>0.867256637168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 table:style-name="ce2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867256637168" calcext:value-type="float">
            <text:p>0.867256637168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867256637168" calcext:value-type="float">
            <text:p>0.867256637168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867256637168" calcext:value-type="float">
            <text:p>0.867256637168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.867256637168" calcext:value-type="float">
            <text:p>0.867256637168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0.867256637168" calcext:value-type="float">
            <text:p>0.867256637168</text:p>
          </table:table-cell>
          <table:table-cell table:style-name="Default" office:value-type="float" office:value="0.86836935167" calcext:value-type="float">
            <text:p>0.86836935167</text:p>
          </table:table-cell>
          <table:table-cell table:style-name="Default" office:value-type="float" office:value="0.868924889543" calcext:value-type="float">
            <text:p>0.868924889543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300" calcext:value-type="float">
            <text:p>300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Default" office:value-type="float" office:value="0.860534124629" calcext:value-type="float">
            <text:p>0.860534124629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600" calcext:value-type="float">
            <text:p>6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900" calcext:value-type="float">
            <text:p>900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 office:value-type="float" office:value="0.883720930233" calcext:value-type="float">
            <text:p>0.883720930233</text:p>
          </table:table-cell>
        </table:table-row>
        <table:table-row table:style-name="ro1">
          <table:covered-table-cell/>
          <table:table-cell table:style-name="Default" office:value-type="float" office:value="1800" calcext:value-type="float">
            <text:p>1800</text:p>
          </table:table-cell>
          <table:table-cell table:number-columns-repeated="5" table:style-name="ce5" office:value-type="string" calcext:value-type="string">
            <text:p>-</text:p>
          </table:table-cell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3"/>
          <table:table-cell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ce3"/>
          <table:table-cell table:number-columns-repeated="6"/>
        </table:table-row>
        <table:table-row table:style-name="ro1">
          <table:table-cell table:style-name="ce4" table:number-columns-spanned="1" table:number-rows-spanned="12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4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/>
          <table:table-cell table:style-name="ce6" table:number-columns-repeated="3"/>
          <table:table-cell table:number-columns-repeated="2"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4"/>
          <table:table-cell/>
        </table:table-row>
        <table:table-row table:style-name="ro1">
          <table:covered-table-cell table:style-name="ce3"/>
          <table:table-cell/>
          <table:table-cell table:style-name="ce6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table:number-columns-spanned="5" table:number-rows-spanned="1"/>
          <table:covered-table-cell table:number-columns-repeated="4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2" table:number-columns-spanned="1" table:number-rows-spanned="1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 table:style-name="ce2"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 table:number-columns-repeated="6"/>
        </table:table-row>
        <table:table-row table:style-name="ro1">
          <table:covered-table-cell/>
          <table:table-cell table:style-name="Default"/>
          <table:table-cell table:style-name="ce5" table:number-columns-repeated="3"/>
          <table:table-cell table:style-name="Default" table:number-columns-repeated="2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4"/>
          <table:table-cell table:style-name="Default"/>
        </table:table-row>
        <table:table-row table:style-name="ro1">
          <table:covered-table-cell/>
          <table:table-cell table:style-name="Default"/>
          <table:table-cell table:style-name="ce5" table:number-columns-repeated="5"/>
        </table:table-row>
      </table:table>
      <table:table table:name="tp fp tn fn" table:style-name="ta1">
        <table:shapes>
          <draw:frame draw:z-index="0" draw:style-name="gr1" draw:text-style-name="P1" svg:width="453.12pt" svg:height="254.98pt" svg:x="428.03pt" svg:y="15.87pt">
            <loext:p draw:notify-on-update-of-ranges="'tp fp tn fn'.B3:'tp fp tn fn'.B5 'tp fp tn fn'.C2:'tp fp tn fn'.C2 'tp fp tn fn'.C3:'tp fp tn fn'.C5 'tp fp tn fn'.D2:'tp fp tn fn'.D2 'tp fp tn fn'.D3:'tp fp tn fn'.D5 'tp fp tn fn'.E2:'tp fp tn fn'.E2 'tp fp tn fn'.E3:'tp fp tn fn'.E5 'tp fp tn fn'.F2:'tp fp tn fn'.F2 'tp fp tn fn'.F3:'tp fp tn fn'.F5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3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N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June</text:p>
          </table:table-cell>
          <table:table-cell office:value-type="float" office:value="0.02401" calcext:value-type="float">
            <text:p>0.02401</text:p>
          </table:table-cell>
          <table:table-cell office:value-type="float" office:value="0.011403" calcext:value-type="float">
            <text:p>0.011403</text:p>
          </table:table-cell>
          <table:table-cell table:number-columns-repeated="2" office:value-type="float" office:value="0.217803" calcext:value-type="float">
            <text:p>0.217803</text:p>
          </table:table-cell>
        </table:table-row>
        <table:table-row table:style-name="ro1">
          <table:table-cell/>
          <table:table-cell office:value-type="string" calcext:value-type="string">
            <text:p>July</text:p>
          </table:table-cell>
          <table:table-cell office:value-type="float" office:value="0.696608" calcext:value-type="float">
            <text:p>0.696608</text:p>
          </table:table-cell>
          <table:table-cell office:value-type="float" office:value="0.221819" calcext:value-type="float">
            <text:p>0.221819</text:p>
          </table:table-cell>
          <table:table-cell office:value-type="float" office:value="0.007387" calcext:value-type="float">
            <text:p>0.007387</text:p>
          </table:table-cell>
          <table:table-cell office:value-type="float" office:value="0.074186" calcext:value-type="float">
            <text:p>0.074186</text:p>
          </table:table-cell>
        </table:table-row>
        <table:table-row table:style-name="ro1">
          <table:table-cell/>
          <table:table-cell office:value-type="string" calcext:value-type="string">
            <text:p>August</text:p>
          </table:table-cell>
          <table:table-cell office:value-type="float" office:value="0.011837" calcext:value-type="float">
            <text:p>0.011837</text:p>
          </table:table-cell>
          <table:table-cell office:value-type="float" office:value="0.006333" calcext:value-type="float">
            <text:p>0.006333</text:p>
          </table:table-cell>
          <table:table-cell office:value-type="float" office:value="0.2228873" calcext:value-type="float">
            <text:p>0.2228873</text:p>
          </table:table-cell>
          <table:table-cell office:value-type="float" office:value="0.758957" calcext:value-type="float">
            <text:p>0.7589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 style:data-style-name="N2" text:time-value="12:47:10.2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5:13:37.928000000</meta:creation-date>
    <dc:date>2016-09-21T12:48:54.346000000</dc:date>
    <meta:editing-duration>P1DT8H10M19S</meta:editing-duration>
    <meta:editing-cycles>68</meta:editing-cycles>
    <meta:generator>LibreOffice/5.2.0.4$Windows_x86 LibreOffice_project/066b007f5ebcc236395c7d282ba488bca6720265</meta:generator>
    <meta:document-statistic meta:table-count="13" meta:cell-count="961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69cm" svg:y="0.316cm" chart:style-name="ch2">
          <text:p>Occupancy Sensing Precision vs Labeling Period</text:p>
        </chart:title>
        <chart:subtitle svg:x="4.384cm" svg:y="1.302cm" chart:style-name="ch3">
          <text:p>July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Prec July'.B2:'Prec July'.G13" chart:data-source-has-labels="both" svg:x="1.314cm" svg:y="2.155cm" svg:width="13.029cm" svg:height="5.701cm">
          <chartooo:coordinate-region svg:x="2.059cm" svg:y="2.351cm" svg:width="12.284cm" svg:height="4.866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Prec July'.C2:'Prec July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Prec July'.C3:'Prec July'.G3" chart:label-cell-address="'Prec July'.B3:'Prec July'.B3" chart:class="chart:bar">
            <chart:data-point chart:repeated="5"/>
          </chart:series>
          <chart:series chart:style-name="ch12" chart:values-cell-range-address="'Prec July'.C4:'Prec July'.G4" chart:label-cell-address="'Prec July'.B4:'Prec July'.B4" chart:class="chart:bar">
            <chart:data-point chart:repeated="5"/>
          </chart:series>
          <chart:series chart:style-name="ch13" chart:values-cell-range-address="'Prec July'.C5:'Prec July'.G5" chart:label-cell-address="'Prec July'.B5:'Prec July'.B5" chart:class="chart:bar">
            <chart:data-point chart:repeated="5"/>
          </chart:series>
          <chart:series chart:style-name="ch14" chart:values-cell-range-address="'Prec July'.C6:'Prec July'.G6" chart:label-cell-address="'Prec July'.B6:'Prec July'.B6" chart:class="chart:bar">
            <chart:data-point chart:repeated="5"/>
          </chart:series>
          <chart:series chart:style-name="ch15" chart:values-cell-range-address="'Prec July'.C7:'Prec July'.G7" chart:label-cell-address="'Prec July'.B7:'Prec July'.B7" chart:class="chart:bar">
            <chart:data-point chart:repeated="5"/>
          </chart:series>
          <chart:series chart:style-name="ch16" chart:values-cell-range-address="'Prec July'.C8:'Prec July'.G8" chart:label-cell-address="'Prec July'.B8:'Prec July'.B8" chart:class="chart:bar">
            <chart:data-point chart:repeated="5"/>
          </chart:series>
          <chart:series chart:style-name="ch17" chart:values-cell-range-address="'Prec July'.C9:'Prec July'.G9" chart:label-cell-address="'Prec July'.B9:'Prec July'.B9" chart:class="chart:bar">
            <chart:data-point chart:repeated="5"/>
          </chart:series>
          <chart:series chart:style-name="ch18" chart:values-cell-range-address="'Prec July'.C10:'Prec July'.G10" chart:label-cell-address="'Prec July'.B10:'Prec July'.B10" chart:class="chart:bar">
            <chart:data-point chart:repeated="5"/>
          </chart:series>
          <chart:series chart:style-name="ch19" chart:values-cell-range-address="'Prec July'.C11:'Prec July'.G11" chart:label-cell-address="'Prec July'.B11:'Prec July'.B11" chart:class="chart:bar">
            <chart:data-point chart:repeated="5"/>
          </chart:series>
          <chart:series chart:style-name="ch20" chart:values-cell-range-address="'Prec July'.C12:'Prec July'.G12" chart:label-cell-address="'Prec July'.B12:'Prec July'.B12" chart:class="chart:bar">
            <chart:data-point chart:repeated="5"/>
          </chart:series>
          <chart:series chart:style-name="ch21" chart:values-cell-range-address="'Prec July'.C13:'Prec July'.G13" chart:label-cell-address="'Prec July'.B13:'Prec July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Prec July'.C2:'Prec July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Prec July'.B3:'Prec July'.B3</svg:desc>
                </draw:g>
              </table:table-cell>
              <table:table-cell office:value-type="float" office:value="0.831325301205">
                <text:p>0.831325301205</text:p>
                <draw:g>
                  <svg:desc>'Prec July'.C3:'Prec July'.G3</svg:desc>
                </draw:g>
              </table:table-cell>
              <table:table-cell office:value-type="float" office:value="0.986175115207">
                <text:p>0.9861751152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  <draw:g>
                  <svg:desc>'Prec July'.B4:'Prec July'.B4</svg:desc>
                </draw:g>
              </table:table-cell>
              <table:table-cell office:value-type="float" office:value="0.823157894737">
                <text:p>0.823157894737</text:p>
                <draw:g>
                  <svg:desc>'Prec July'.C4:'Prec July'.G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945945945946">
                <text:p>0.9459459459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  <draw:g>
                  <svg:desc>'Prec July'.B5:'Prec July'.B5</svg:desc>
                </draw:g>
              </table:table-cell>
              <table:table-cell office:value-type="float" office:value="0.871951219512">
                <text:p>0.871951219512</text:p>
                <draw:g>
                  <svg:desc>'Prec July'.C5:'Prec July'.G5</svg:desc>
                </draw:g>
              </table:table-cell>
              <table:table-cell office:value-type="float" office:value="0.891304347826">
                <text:p>0.8913043478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  <draw:g>
                  <svg:desc>'Prec July'.B6:'Prec July'.B6</svg:desc>
                </draw:g>
              </table:table-cell>
              <table:table-cell office:value-type="float" office:value="0.893939393939">
                <text:p>0.893939393939</text:p>
                <draw:g>
                  <svg:desc>'Prec July'.C6:'Prec July'.G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  <draw:g>
                  <svg:desc>'Prec July'.B7:'Prec July'.B7</svg:desc>
                </draw:g>
              </table:table-cell>
              <table:table-cell office:value-type="float" office:value="0.926829268293">
                <text:p>0.926829268293</text:p>
                <draw:g>
                  <svg:desc>'Prec July'.C7:'Prec July'.G7</svg:desc>
                </draw:g>
              </table:table-cell>
              <table:table-cell office:value-type="float" office:value="0.885714285714">
                <text:p>0.8857142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  <draw:g>
                  <svg:desc>'Prec July'.B8:'Prec July'.B8</svg:desc>
                </draw:g>
              </table:table-cell>
              <table:table-cell office:value-type="float" office:value="0.677740863787">
                <text:p>0.677740863787</text:p>
                <draw:g>
                  <svg:desc>'Prec July'.C8:'Prec July'.G8</svg:desc>
                </draw:g>
              </table:table-cell>
              <table:table-cell office:value-type="float" office:value="0.925925925926">
                <text:p>0.925925925926</text:p>
              </table:table-cell>
              <table:table-cell office:value-type="float" office:value="0.928571428571">
                <text:p>0.9285714285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  <draw:g>
                  <svg:desc>'Prec July'.B9:'Prec July'.B9</svg:desc>
                </draw:g>
              </table:table-cell>
              <table:table-cell office:value-type="float" office:value="0.902255639098">
                <text:p>0.902255639098</text:p>
                <draw:g>
                  <svg:desc>'Prec July'.C9:'Prec July'.G9</svg:desc>
                </draw:g>
              </table:table-cell>
              <table:table-cell office:value-type="float" office:value="0.969696969697">
                <text:p>0.9696969696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  <draw:g>
                  <svg:desc>'Prec July'.B10:'Prec July'.B10</svg:desc>
                </draw:g>
              </table:table-cell>
              <table:table-cell office:value-type="float" office:value="0.939393939394">
                <text:p>0.939393939394</text:p>
                <draw:g>
                  <svg:desc>'Prec July'.C10:'Prec July'.G10</svg:desc>
                </draw:g>
              </table:table-cell>
              <table:table-cell office:value-type="float" office:value="0.9">
                <text:p>0.9</text:p>
              </table:table-cell>
              <table:table-cell office:value-type="float" office:value="0.947368421053">
                <text:p>0.9473684210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  <draw:g>
                  <svg:desc>'Prec July'.B11:'Prec July'.B11</svg:desc>
                </draw:g>
              </table:table-cell>
              <table:table-cell office:value-type="float" office:value="NaN">
                <text:p>NaN</text:p>
                <draw:g>
                  <svg:desc>'Prec July'.C11:'Prec July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  <draw:g>
                  <svg:desc>'Prec July'.B12:'Prec July'.B12</svg:desc>
                </draw:g>
              </table:table-cell>
              <table:table-cell office:value-type="float" office:value="NaN">
                <text:p>NaN</text:p>
                <draw:g>
                  <svg:desc>'Prec July'.C12:'Prec July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  <draw:g>
                  <svg:desc>'Prec July'.B13:'Prec July'.B13</svg:desc>
                </draw:g>
              </table:table-cell>
              <table:table-cell office:value-type="float" office:value="NaN">
                <text:p>NaN</text:p>
                <draw:g>
                  <svg:desc>'Prec July'.C13:'Prec July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6cm" svg:height="8.996cm" xlink:href=".." xlink:type="simple" chart:class="chart:bar" chart:style-name="ch1">
        <chart:title svg:x="3.332cm" svg:y="0.315cm" chart:style-name="ch2">
          <text:p>TP FP TN FN Metrics for Occupancy Sensing</text:p>
        </chart:title>
        <chart:subtitle svg:x="4.968cm" svg:y="1.3cm" chart:style-name="ch3">
          <text:p>1 month training and 1 week testing</text:p>
        </chart:subtitle>
        <chart:legend chart:legend-position="end" svg:x="14.79cm" svg:y="3.468cm" style:legend-expansion="high" chart:style-name="ch4"/>
        <chart:plot-area chart:style-name="ch5" table:cell-range-address="'tp fp tn fn'.B2:'tp fp tn fn'.F5" chart:data-source-has-labels="both" svg:x="0.319cm" svg:y="2.152cm" svg:width="14.152cm" svg:height="6.665cm">
          <chartooo:coordinate-region svg:x="1.064cm" svg:y="2.348cm" svg:width="13.407cm" svg:height="5.83cm"/>
          <chart:axis chart:dimension="x" chart:name="primary-x" chart:style-name="ch6" chartooo:axis-type="auto">
            <chartooo:date-scale/>
            <chart:categories table:cell-range-address="'tp fp tn fn'.B3:'tp fp tn fn'.B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tp fp tn fn'.C3:'tp fp tn fn'.C5" chart:label-cell-address="'tp fp tn fn'.C2:'tp fp tn fn'.C2" chart:class="chart:bar">
            <chart:data-point chart:repeated="3"/>
          </chart:series>
          <chart:series chart:style-name="ch10" chart:values-cell-range-address="'tp fp tn fn'.D3:'tp fp tn fn'.D5" chart:label-cell-address="'tp fp tn fn'.D2:'tp fp tn fn'.D2" chart:class="chart:bar">
            <chart:data-point chart:repeated="3"/>
          </chart:series>
          <chart:series chart:style-name="ch11" chart:values-cell-range-address="'tp fp tn fn'.E3:'tp fp tn fn'.E5" chart:label-cell-address="'tp fp tn fn'.E2:'tp fp tn fn'.E2" chart:class="chart:bar">
            <chart:data-point chart:repeated="3"/>
          </chart:series>
          <chart:series chart:style-name="ch12" chart:values-cell-range-address="'tp fp tn fn'.F3:'tp fp tn fn'.F5" chart:label-cell-address="'tp fp tn fn'.F2:'tp fp tn fn'.F2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N</text:p>
                <draw:g>
                  <svg:desc>'tp fp tn fn'.C2:'tp fp tn fn'.C2</svg:desc>
                </draw:g>
              </table:table-cell>
              <table:table-cell office:value-type="string">
                <text:p>TN</text:p>
                <draw:g>
                  <svg:desc>'tp fp tn fn'.D2:'tp fp tn fn'.D2</svg:desc>
                </draw:g>
              </table:table-cell>
              <table:table-cell office:value-type="string">
                <text:p>FP</text:p>
                <draw:g>
                  <svg:desc>'tp fp tn fn'.E2:'tp fp tn fn'.E2</svg:desc>
                </draw:g>
              </table:table-cell>
              <table:table-cell office:value-type="string">
                <text:p>TP</text:p>
                <draw:g>
                  <svg:desc>'tp fp tn fn'.F2:'tp fp tn fn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une</text:p>
                <draw:g>
                  <svg:desc>'tp fp tn fn'.B3:'tp fp tn fn'.B5</svg:desc>
                </draw:g>
              </table:table-cell>
              <table:table-cell office:value-type="float" office:value="0.02401">
                <text:p>0.02401</text:p>
                <draw:g>
                  <svg:desc>'tp fp tn fn'.C3:'tp fp tn fn'.C5</svg:desc>
                </draw:g>
              </table:table-cell>
              <table:table-cell office:value-type="float" office:value="0.011403">
                <text:p>0.011403</text:p>
                <draw:g>
                  <svg:desc>'tp fp tn fn'.D3:'tp fp tn fn'.D5</svg:desc>
                </draw:g>
              </table:table-cell>
              <table:table-cell office:value-type="float" office:value="0.217803">
                <text:p>0.217803</text:p>
                <draw:g>
                  <svg:desc>'tp fp tn fn'.E3:'tp fp tn fn'.E5</svg:desc>
                </draw:g>
              </table:table-cell>
              <table:table-cell office:value-type="float" office:value="0.217803">
                <text:p>0.217803</text:p>
                <draw:g>
                  <svg:desc>'tp fp tn fn'.F3:'tp fp tn fn'.F5</svg:desc>
                </draw:g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0.696608">
                <text:p>0.696608</text:p>
              </table:table-cell>
              <table:table-cell office:value-type="float" office:value="0.221819">
                <text:p>0.221819</text:p>
              </table:table-cell>
              <table:table-cell office:value-type="float" office:value="0.007387">
                <text:p>0.007387</text:p>
              </table:table-cell>
              <table:table-cell office:value-type="float" office:value="0.074186">
                <text:p>0.074186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0.011837">
                <text:p>0.011837</text:p>
              </table:table-cell>
              <table:table-cell office:value-type="float" office:value="0.006333">
                <text:p>0.006333</text:p>
              </table:table-cell>
              <table:table-cell office:value-type="float" office:value="0.2228873">
                <text:p>0.2228873</text:p>
              </table:table-cell>
              <table:table-cell office:value-type="float" office:value="0.758957">
                <text:p>0.75895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69cm" svg:y="0.316cm" chart:style-name="ch2">
          <text:p>Occupancy Sensing Precision vs Labeling Period</text:p>
        </chart:title>
        <chart:subtitle svg:x="3.67cm" svg:y="1.302cm" chart:style-name="ch3">
          <text:p>June-August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Prec All'.B2:'Prec All'.G13" chart:data-source-has-labels="both" svg:x="1.314cm" svg:y="2.155cm" svg:width="13.029cm" svg:height="5.701cm">
          <chartooo:coordinate-region svg:x="2.059cm" svg:y="2.351cm" svg:width="12.284cm" svg:height="4.866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Prec All'.C2:'Prec All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Prec All'.C3:'Prec All'.G3" chart:label-cell-address="'Prec All'.B3:'Prec All'.B3" chart:class="chart:bar">
            <chart:data-point chart:repeated="5"/>
          </chart:series>
          <chart:series chart:style-name="ch12" chart:values-cell-range-address="'Prec All'.C4:'Prec All'.G4" chart:label-cell-address="'Prec All'.B4:'Prec All'.B4" chart:class="chart:bar">
            <chart:data-point chart:repeated="5"/>
          </chart:series>
          <chart:series chart:style-name="ch13" chart:values-cell-range-address="'Prec All'.C5:'Prec All'.G5" chart:label-cell-address="'Prec All'.B5:'Prec All'.B5" chart:class="chart:bar">
            <chart:data-point chart:repeated="5"/>
          </chart:series>
          <chart:series chart:style-name="ch14" chart:values-cell-range-address="'Prec All'.C6:'Prec All'.G6" chart:label-cell-address="'Prec All'.B6:'Prec All'.B6" chart:class="chart:bar">
            <chart:data-point chart:repeated="5"/>
          </chart:series>
          <chart:series chart:style-name="ch15" chart:values-cell-range-address="'Prec All'.C7:'Prec All'.G7" chart:label-cell-address="'Prec All'.B7:'Prec All'.B7" chart:class="chart:bar">
            <chart:data-point chart:repeated="5"/>
          </chart:series>
          <chart:series chart:style-name="ch16" chart:values-cell-range-address="'Prec All'.C8:'Prec All'.G8" chart:label-cell-address="'Prec All'.B8:'Prec All'.B8" chart:class="chart:bar">
            <chart:data-point chart:repeated="5"/>
          </chart:series>
          <chart:series chart:style-name="ch17" chart:values-cell-range-address="'Prec All'.C9:'Prec All'.G9" chart:label-cell-address="'Prec All'.B9:'Prec All'.B9" chart:class="chart:bar">
            <chart:data-point chart:repeated="5"/>
          </chart:series>
          <chart:series chart:style-name="ch18" chart:values-cell-range-address="'Prec All'.C10:'Prec All'.G10" chart:label-cell-address="'Prec All'.B10:'Prec All'.B10" chart:class="chart:bar">
            <chart:data-point chart:repeated="5"/>
          </chart:series>
          <chart:series chart:style-name="ch19" chart:values-cell-range-address="'Prec All'.C11:'Prec All'.G11" chart:label-cell-address="'Prec All'.B11:'Prec All'.B11" chart:class="chart:bar">
            <chart:data-point chart:repeated="5"/>
          </chart:series>
          <chart:series chart:style-name="ch20" chart:values-cell-range-address="'Prec All'.C12:'Prec All'.G12" chart:label-cell-address="'Prec All'.B12:'Prec All'.B12" chart:class="chart:bar">
            <chart:data-point chart:repeated="5"/>
          </chart:series>
          <chart:series chart:style-name="ch21" chart:values-cell-range-address="'Prec All'.C13:'Prec All'.G13" chart:label-cell-address="'Prec All'.B13:'Prec All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Prec All'.C2:'Prec All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Prec All'.B3:'Prec All'.B3</svg:desc>
                </draw:g>
              </table:table-cell>
              <table:table-cell office:value-type="float" office:value="0.755517826825">
                <text:p>0.755517826825</text:p>
                <draw:g>
                  <svg:desc>'Prec All'.C3:'Prec All'.G3</svg:desc>
                </draw:g>
              </table:table-cell>
              <table:table-cell office:value-type="float" office:value="0.626436781609">
                <text:p>0.626436781609</text:p>
              </table:table-cell>
              <table:table-cell office:value-type="float" office:value="0.924882629108">
                <text:p>0.924882629108</text:p>
              </table:table-cell>
              <table:table-cell office:value-type="float" office:value="0.932038834951">
                <text:p>0.932038834951</text:p>
              </table:table-cell>
              <table:table-cell office:value-type="float" office:value="0.985294117647">
                <text:p>0.985294117647</text:p>
              </table:table-cell>
            </table:table-row>
            <table:table-row>
              <table:table-cell office:value-type="string">
                <text:p>2</text:p>
                <draw:g>
                  <svg:desc>'Prec All'.B4:'Prec All'.B4</svg:desc>
                </draw:g>
              </table:table-cell>
              <table:table-cell office:value-type="float" office:value="0.76431424767">
                <text:p>0.76431424767</text:p>
                <draw:g>
                  <svg:desc>'Prec All'.C4:'Prec All'.G4</svg:desc>
                </draw:g>
              </table:table-cell>
              <table:table-cell office:value-type="float" office:value="0.747222222222">
                <text:p>0.747222222222</text:p>
              </table:table-cell>
              <table:table-cell office:value-type="float" office:value="0.929906542056">
                <text:p>0.929906542056</text:p>
              </table:table-cell>
              <table:table-cell office:value-type="float" office:value="0.765625">
                <text:p>0.765625</text:p>
              </table:table-cell>
              <table:table-cell office:value-type="float" office:value="0.784810126582">
                <text:p>0.784810126582</text:p>
              </table:table-cell>
            </table:table-row>
            <table:table-row>
              <table:table-cell office:value-type="string">
                <text:p>3</text:p>
                <draw:g>
                  <svg:desc>'Prec All'.B5:'Prec All'.B5</svg:desc>
                </draw:g>
              </table:table-cell>
              <table:table-cell office:value-type="float" office:value="0.751918158568">
                <text:p>0.751918158568</text:p>
                <draw:g>
                  <svg:desc>'Prec All'.C5:'Prec All'.G5</svg:desc>
                </draw:g>
              </table:table-cell>
              <table:table-cell office:value-type="float" office:value="0.767624020888">
                <text:p>0.767624020888</text:p>
              </table:table-cell>
              <table:table-cell office:value-type="float" office:value="0.942307692308">
                <text:p>0.942307692308</text:p>
              </table:table-cell>
              <table:table-cell office:value-type="float" office:value="0.753623188406">
                <text:p>0.753623188406</text:p>
              </table:table-cell>
              <table:table-cell office:value-type="float" office:value="0.780487804878">
                <text:p>0.780487804878</text:p>
              </table:table-cell>
            </table:table-row>
            <table:table-row>
              <table:table-cell office:value-type="string">
                <text:p>4</text:p>
                <draw:g>
                  <svg:desc>'Prec All'.B6:'Prec All'.B6</svg:desc>
                </draw:g>
              </table:table-cell>
              <table:table-cell office:value-type="float" office:value="0.75027027027">
                <text:p>0.75027027027</text:p>
                <draw:g>
                  <svg:desc>'Prec All'.C6:'Prec All'.G6</svg:desc>
                </draw:g>
              </table:table-cell>
              <table:table-cell office:value-type="float" office:value="0.775377969762">
                <text:p>0.775377969762</text:p>
              </table:table-cell>
              <table:table-cell office:value-type="float" office:value="0.912663755459">
                <text:p>0.912663755459</text:p>
              </table:table-cell>
              <table:table-cell office:value-type="float" office:value="0.76821192053">
                <text:p>0.7682119205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5</text:p>
                <draw:g>
                  <svg:desc>'Prec All'.B7:'Prec All'.B7</svg:desc>
                </draw:g>
              </table:table-cell>
              <table:table-cell office:value-type="float" office:value="0.730643402399">
                <text:p>0.730643402399</text:p>
                <draw:g>
                  <svg:desc>'Prec All'.C7:'Prec All'.G7</svg:desc>
                </draw:g>
              </table:table-cell>
              <table:table-cell office:value-type="float" office:value="0.747228381375">
                <text:p>0.747228381375</text:p>
              </table:table-cell>
              <table:table-cell office:value-type="float" office:value="0.757085020243">
                <text:p>0.757085020243</text:p>
              </table:table-cell>
              <table:table-cell office:value-type="float" office:value="0.785714285714">
                <text:p>0.785714285714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0</text:p>
                <draw:g>
                  <svg:desc>'Prec All'.B8:'Prec All'.B8</svg:desc>
                </draw:g>
              </table:table-cell>
              <table:table-cell office:value-type="float" office:value="0.763057324841">
                <text:p>0.763057324841</text:p>
                <draw:g>
                  <svg:desc>'Prec All'.C8:'Prec All'.G8</svg:desc>
                </draw:g>
              </table:table-cell>
              <table:table-cell office:value-type="float" office:value="0.739130434783">
                <text:p>0.739130434783</text:p>
              </table:table-cell>
              <table:table-cell office:value-type="float" office:value="0.769565217391">
                <text:p>0.769565217391</text:p>
              </table:table-cell>
              <table:table-cell office:value-type="float" office:value="0.803571428571">
                <text:p>0.803571428571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30</text:p>
                <draw:g>
                  <svg:desc>'Prec All'.B9:'Prec All'.B9</svg:desc>
                </draw:g>
              </table:table-cell>
              <table:table-cell office:value-type="float" office:value="0.786577181208">
                <text:p>0.786577181208</text:p>
                <draw:g>
                  <svg:desc>'Prec All'.C9:'Prec All'.G9</svg:desc>
                </draw:g>
              </table:table-cell>
              <table:table-cell office:value-type="float" office:value="0.740518962076">
                <text:p>0.740518962076</text:p>
              </table:table-cell>
              <table:table-cell office:value-type="float" office:value="0.768">
                <text:p>0.768</text:p>
              </table:table-cell>
              <table:table-cell office:value-type="float" office:value="0.820359281437">
                <text:p>0.820359281437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60</text:p>
                <draw:g>
                  <svg:desc>'Prec All'.B10:'Prec All'.B10</svg:desc>
                </draw:g>
              </table:table-cell>
              <table:table-cell office:value-type="float" office:value="0.83795620438">
                <text:p>0.83795620438</text:p>
                <draw:g>
                  <svg:desc>'Prec All'.C10:'Prec All'.G10</svg:desc>
                </draw:g>
              </table:table-cell>
              <table:table-cell office:value-type="float" office:value="0.767888307155">
                <text:p>0.767888307155</text:p>
              </table:table-cell>
              <table:table-cell office:value-type="float" office:value="0.834080717489">
                <text:p>0.834080717489</text:p>
              </table:table-cell>
              <table:table-cell office:value-type="float" office:value="0.73125">
                <text:p>0.73125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300</text:p>
                <draw:g>
                  <svg:desc>'Prec All'.B11:'Prec All'.B11</svg:desc>
                </draw:g>
              </table:table-cell>
              <table:table-cell office:value-type="float" office:value="NaN">
                <text:p>NaN</text:p>
                <draw:g>
                  <svg:desc>'Prec All'.C11:'Prec All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600</text:p>
                <draw:g>
                  <svg:desc>'Prec All'.B12:'Prec All'.B12</svg:desc>
                </draw:g>
              </table:table-cell>
              <table:table-cell office:value-type="float" office:value="NaN">
                <text:p>NaN</text:p>
                <draw:g>
                  <svg:desc>'Prec All'.C12:'Prec All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00</text:p>
                <draw:g>
                  <svg:desc>'Prec All'.B13:'Prec All'.B13</svg:desc>
                </draw:g>
              </table:table-cell>
              <table:table-cell office:value-type="float" office:value="NaN">
                <text:p>NaN</text:p>
                <draw:g>
                  <svg:desc>'Prec All'.C13:'Prec All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1666666667">
                <text:p>0.79166666666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69cm" svg:y="0.316cm" chart:style-name="ch2">
          <text:p>Occupancy Sensing Recall vs Labeling Period</text:p>
        </chart:title>
        <chart:subtitle svg:x="3.67cm" svg:y="1.302cm" chart:style-name="ch3">
          <text:p>June-August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Rec June'.B2:'Rec June'.G13" chart:data-source-has-labels="both" svg:x="1.314cm" svg:y="2.155cm" svg:width="13.029cm" svg:height="5.701cm">
          <chartooo:coordinate-region svg:x="2.059cm" svg:y="2.351cm" svg:width="12.284cm" svg:height="4.866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Rec June'.C2:'Rec June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Rec June'.C3:'Rec June'.G3" chart:label-cell-address="'Rec June'.B3:'Rec June'.B3" chart:class="chart:bar">
            <chart:data-point chart:repeated="5"/>
          </chart:series>
          <chart:series chart:style-name="ch12" chart:values-cell-range-address="'Rec June'.C4:'Rec June'.G4" chart:label-cell-address="'Rec June'.B4:'Rec June'.B4" chart:class="chart:bar">
            <chart:data-point chart:repeated="5"/>
          </chart:series>
          <chart:series chart:style-name="ch13" chart:values-cell-range-address="'Rec June'.C5:'Rec June'.G5" chart:label-cell-address="'Rec June'.B5:'Rec June'.B5" chart:class="chart:bar">
            <chart:data-point chart:repeated="5"/>
          </chart:series>
          <chart:series chart:style-name="ch14" chart:values-cell-range-address="'Rec June'.C6:'Rec June'.G6" chart:label-cell-address="'Rec June'.B6:'Rec June'.B6" chart:class="chart:bar">
            <chart:data-point chart:repeated="5"/>
          </chart:series>
          <chart:series chart:style-name="ch15" chart:values-cell-range-address="'Rec June'.C7:'Rec June'.G7" chart:label-cell-address="'Rec June'.B7:'Rec June'.B7" chart:class="chart:bar">
            <chart:data-point chart:repeated="5"/>
          </chart:series>
          <chart:series chart:style-name="ch16" chart:values-cell-range-address="'Rec June'.C8:'Rec June'.G8" chart:label-cell-address="'Rec June'.B8:'Rec June'.B8" chart:class="chart:bar">
            <chart:data-point chart:repeated="5"/>
          </chart:series>
          <chart:series chart:style-name="ch17" chart:values-cell-range-address="'Rec June'.C9:'Rec June'.G9" chart:label-cell-address="'Rec June'.B9:'Rec June'.B9" chart:class="chart:bar">
            <chart:data-point chart:repeated="5"/>
          </chart:series>
          <chart:series chart:style-name="ch18" chart:values-cell-range-address="'Rec June'.C10:'Rec June'.G10" chart:label-cell-address="'Rec June'.B10:'Rec June'.B10" chart:class="chart:bar">
            <chart:data-point chart:repeated="5"/>
          </chart:series>
          <chart:series chart:style-name="ch19" chart:values-cell-range-address="'Rec June'.C11:'Rec June'.G11" chart:label-cell-address="'Rec June'.B11:'Rec June'.B11" chart:class="chart:bar">
            <chart:data-point chart:repeated="5"/>
          </chart:series>
          <chart:series chart:style-name="ch20" chart:values-cell-range-address="'Rec June'.C12:'Rec June'.G12" chart:label-cell-address="'Rec June'.B12:'Rec June'.B12" chart:class="chart:bar">
            <chart:data-point chart:repeated="5"/>
          </chart:series>
          <chart:series chart:style-name="ch21" chart:values-cell-range-address="'Rec June'.C13:'Rec June'.G13" chart:label-cell-address="'Rec June'.B13:'Rec June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Rec June'.C2:'Rec June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Rec June'.B3:'Rec June'.B3</svg:desc>
                </draw:g>
              </table:table-cell>
              <table:table-cell office:value-type="float" office:value="0.611111111111">
                <text:p>0.611111111111</text:p>
                <draw:g>
                  <svg:desc>'Rec June'.C3:'Rec June'.G3</svg:desc>
                </draw:g>
              </table:table-cell>
              <table:table-cell office:value-type="float" office:value="0.511312217195">
                <text:p>0.511312217195</text:p>
              </table:table-cell>
              <table:table-cell office:value-type="float" office:value="0.925423728814">
                <text:p>0.925423728814</text:p>
              </table:table-cell>
              <table:table-cell office:value-type="float" office:value="0.944827586207">
                <text:p>0.944827586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  <draw:g>
                  <svg:desc>'Rec June'.B4:'Rec June'.B4</svg:desc>
                </draw:g>
              </table:table-cell>
              <table:table-cell office:value-type="float" office:value="0.832199546485">
                <text:p>0.832199546485</text:p>
                <draw:g>
                  <svg:desc>'Rec June'.C4:'Rec June'.G4</svg:desc>
                </draw:g>
              </table:table-cell>
              <table:table-cell office:value-type="float" office:value="0.988687782805">
                <text:p>0.988687782805</text:p>
              </table:table-cell>
              <table:table-cell office:value-type="float" office:value="0.983050847458">
                <text:p>0.9830508474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  <draw:g>
                  <svg:desc>'Rec June'.B5:'Rec June'.B5</svg:desc>
                </draw:g>
              </table:table-cell>
              <table:table-cell office:value-type="float" office:value="0.833333333333">
                <text:p>0.833333333333</text:p>
                <draw:g>
                  <svg:desc>'Rec June'.C5:'Rec June'.G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  <draw:g>
                  <svg:desc>'Rec June'.B6:'Rec June'.B6</svg:desc>
                </draw:g>
              </table:table-cell>
              <table:table-cell office:value-type="float" office:value="1">
                <text:p>1</text:p>
                <draw:g>
                  <svg:desc>'Rec June'.C6:'Rec June'.G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  <draw:g>
                  <svg:desc>'Rec June'.B7:'Rec June'.B7</svg:desc>
                </draw:g>
              </table:table-cell>
              <table:table-cell office:value-type="float" office:value="0.990929705215">
                <text:p>0.990929705215</text:p>
                <draw:g>
                  <svg:desc>'Rec June'.C7:'Rec June'.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  <draw:g>
                  <svg:desc>'Rec June'.B8:'Rec June'.B8</svg:desc>
                </draw:g>
              </table:table-cell>
              <table:table-cell office:value-type="float" office:value="1">
                <text:p>1</text:p>
                <draw:g>
                  <svg:desc>'Rec June'.C8:'Rec June'.G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  <draw:g>
                  <svg:desc>'Rec June'.B9:'Rec June'.B9</svg:desc>
                </draw:g>
              </table:table-cell>
              <table:table-cell office:value-type="float" office:value="1">
                <text:p>1</text:p>
                <draw:g>
                  <svg:desc>'Rec June'.C9:'Rec June'.G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  <draw:g>
                  <svg:desc>'Rec June'.B10:'Rec June'.B10</svg:desc>
                </draw:g>
              </table:table-cell>
              <table:table-cell office:value-type="float" office:value="1">
                <text:p>1</text:p>
                <draw:g>
                  <svg:desc>'Rec June'.C10:'Rec June'.G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  <draw:g>
                  <svg:desc>'Rec June'.B11:'Rec June'.B11</svg:desc>
                </draw:g>
              </table:table-cell>
              <table:table-cell office:value-type="float" office:value="NaN">
                <text:p>NaN</text:p>
                <draw:g>
                  <svg:desc>'Rec June'.C11:'Rec June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0</text:p>
                <draw:g>
                  <svg:desc>'Rec June'.B12:'Rec June'.B12</svg:desc>
                </draw:g>
              </table:table-cell>
              <table:table-cell office:value-type="float" office:value="NaN">
                <text:p>NaN</text:p>
                <draw:g>
                  <svg:desc>'Rec June'.C12:'Rec June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</text:p>
                <draw:g>
                  <svg:desc>'Rec June'.B13:'Rec June'.B13</svg:desc>
                </draw:g>
              </table:table-cell>
              <table:table-cell office:value-type="float" office:value="NaN">
                <text:p>NaN</text:p>
                <draw:g>
                  <svg:desc>'Rec June'.C13:'Rec June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63cm" svg:y="0.316cm" chart:style-name="ch2">
          <text:p>Occupancy Sensing F vs Labeling Period</text:p>
        </chart:title>
        <chart:subtitle svg:x="3.67cm" svg:y="1.302cm" chart:style-name="ch3">
          <text:p>June-August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F June'.B2:'F June'.G13" chart:data-source-has-labels="both" svg:x="1.314cm" svg:y="2.155cm" svg:width="13.029cm" svg:height="5.701cm">
          <chartooo:coordinate-region svg:x="2.059cm" svg:y="2.351cm" svg:width="12.284cm" svg:height="4.866cm"/>
          <chart:axis chart:dimension="x" chart:name="primary-x" chart:style-name="ch6" chartooo:axis-type="text">
            <chart:title svg:x="5.584cm" svg:y="8.037cm" chart:style-name="ch7">
              <text:p>Labeling period / feature length</text:p>
            </chart:title>
            <chart:categories table:cell-range-address="'F June'.C2:'F June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F June'.C3:'F June'.G3" chart:label-cell-address="'F June'.B3:'F June'.B3" chart:class="chart:bar">
            <chart:data-point chart:repeated="5"/>
          </chart:series>
          <chart:series chart:style-name="ch12" chart:values-cell-range-address="'F June'.C4:'F June'.G4" chart:label-cell-address="'F June'.B4:'F June'.B4" chart:class="chart:bar">
            <chart:data-point chart:repeated="5"/>
          </chart:series>
          <chart:series chart:style-name="ch13" chart:values-cell-range-address="'F June'.C5:'F June'.G5" chart:label-cell-address="'F June'.B5:'F June'.B5" chart:class="chart:bar">
            <chart:data-point chart:repeated="5"/>
          </chart:series>
          <chart:series chart:style-name="ch14" chart:values-cell-range-address="'F June'.C6:'F June'.G6" chart:label-cell-address="'F June'.B6:'F June'.B6" chart:class="chart:bar">
            <chart:data-point chart:repeated="5"/>
          </chart:series>
          <chart:series chart:style-name="ch15" chart:values-cell-range-address="'F June'.C7:'F June'.G7" chart:label-cell-address="'F June'.B7:'F June'.B7" chart:class="chart:bar">
            <chart:data-point chart:repeated="5"/>
          </chart:series>
          <chart:series chart:style-name="ch16" chart:values-cell-range-address="'F June'.C8:'F June'.G8" chart:label-cell-address="'F June'.B8:'F June'.B8" chart:class="chart:bar">
            <chart:data-point chart:repeated="5"/>
          </chart:series>
          <chart:series chart:style-name="ch17" chart:values-cell-range-address="'F June'.C9:'F June'.G9" chart:label-cell-address="'F June'.B9:'F June'.B9" chart:class="chart:bar">
            <chart:data-point chart:repeated="5"/>
          </chart:series>
          <chart:series chart:style-name="ch18" chart:values-cell-range-address="'F June'.C10:'F June'.G10" chart:label-cell-address="'F June'.B10:'F June'.B10" chart:class="chart:bar">
            <chart:data-point chart:repeated="5"/>
          </chart:series>
          <chart:series chart:style-name="ch19" chart:values-cell-range-address="'F June'.C11:'F June'.G11" chart:label-cell-address="'F June'.B11:'F June'.B11" chart:class="chart:bar">
            <chart:data-point chart:repeated="5"/>
          </chart:series>
          <chart:series chart:style-name="ch20" chart:values-cell-range-address="'F June'.C12:'F June'.G12" chart:label-cell-address="'F June'.B12:'F June'.B12" chart:class="chart:bar">
            <chart:data-point chart:repeated="5"/>
          </chart:series>
          <chart:series chart:style-name="ch21" chart:values-cell-range-address="'F June'.C13:'F June'.G13" chart:label-cell-address="'F June'.B13:'F June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F June'.C2:'F June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F June'.B3:'F June'.B3</svg:desc>
                </draw:g>
              </table:table-cell>
              <table:table-cell office:value-type="float" office:value="0.683576410907">
                <text:p>0.683576410907</text:p>
                <draw:g>
                  <svg:desc>'F June'.C3:'F June'.G3</svg:desc>
                </draw:g>
              </table:table-cell>
              <table:table-cell office:value-type="float" office:value="0.599469496021">
                <text:p>0.599469496021</text:p>
              </table:table-cell>
              <table:table-cell office:value-type="float" office:value="0.954545454545">
                <text:p>0.954545454545</text:p>
              </table:table-cell>
              <table:table-cell office:value-type="float" office:value="0.83282674772">
                <text:p>0.83282674772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2</text:p>
                <draw:g>
                  <svg:desc>'F June'.B4:'F June'.B4</svg:desc>
                </draw:g>
              </table:table-cell>
              <table:table-cell office:value-type="float" office:value="0.810601877416">
                <text:p>0.810601877416</text:p>
                <draw:g>
                  <svg:desc>'F June'.C4:'F June'.G4</svg:desc>
                </draw:g>
              </table:table-cell>
              <table:table-cell office:value-type="float" office:value="0.862783810464">
                <text:p>0.862783810464</text:p>
              </table:table-cell>
              <table:table-cell office:value-type="float" office:value="0.863095238095">
                <text:p>0.863095238095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3</text:p>
                <draw:g>
                  <svg:desc>'F June'.B5:'F June'.B5</svg:desc>
                </draw:g>
              </table:table-cell>
              <table:table-cell office:value-type="float" office:value="0.791599353796">
                <text:p>0.791599353796</text:p>
                <draw:g>
                  <svg:desc>'F June'.C5:'F June'.G5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4</text:p>
                <draw:g>
                  <svg:desc>'F June'.B6:'F June'.B6</svg:desc>
                </draw:g>
              </table:table-cell>
              <table:table-cell office:value-type="float" office:value="0.867256637168">
                <text:p>0.867256637168</text:p>
                <draw:g>
                  <svg:desc>'F June'.C6:'F June'.G6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5</text:p>
                <draw:g>
                  <svg:desc>'F June'.B7:'F June'.B7</svg:desc>
                </draw:g>
              </table:table-cell>
              <table:table-cell office:value-type="float" office:value="0.863636363636">
                <text:p>0.863636363636</text:p>
                <draw:g>
                  <svg:desc>'F June'.C7:'F June'.G7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10</text:p>
                <draw:g>
                  <svg:desc>'F June'.B8:'F June'.B8</svg:desc>
                </draw:g>
              </table:table-cell>
              <table:table-cell office:value-type="float" office:value="0.867256637168">
                <text:p>0.867256637168</text:p>
                <draw:g>
                  <svg:desc>'F June'.C8:'F June'.G8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30</text:p>
                <draw:g>
                  <svg:desc>'F June'.B9:'F June'.B9</svg:desc>
                </draw:g>
              </table:table-cell>
              <table:table-cell office:value-type="float" office:value="0.867256637168">
                <text:p>0.867256637168</text:p>
                <draw:g>
                  <svg:desc>'F June'.C9:'F June'.G9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60</text:p>
                <draw:g>
                  <svg:desc>'F June'.B10:'F June'.B10</svg:desc>
                </draw:g>
              </table:table-cell>
              <table:table-cell office:value-type="float" office:value="0.867256637168">
                <text:p>0.867256637168</text:p>
                <draw:g>
                  <svg:desc>'F June'.C10:'F June'.G10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300</text:p>
                <draw:g>
                  <svg:desc>'F June'.B11:'F June'.B11</svg:desc>
                </draw:g>
              </table:table-cell>
              <table:table-cell office:value-type="float" office:value="NaN">
                <text:p>NaN</text:p>
                <draw:g>
                  <svg:desc>'F June'.C11:'F June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600</text:p>
                <draw:g>
                  <svg:desc>'F June'.B12:'F June'.B12</svg:desc>
                </draw:g>
              </table:table-cell>
              <table:table-cell office:value-type="float" office:value="NaN">
                <text:p>NaN</text:p>
                <draw:g>
                  <svg:desc>'F June'.C12:'F June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900</text:p>
                <draw:g>
                  <svg:desc>'F June'.B13:'F June'.B13</svg:desc>
                </draw:g>
              </table:table-cell>
              <table:table-cell office:value-type="float" office:value="NaN">
                <text:p>NaN</text:p>
                <draw:g>
                  <svg:desc>'F June'.C13:'F June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3720930233">
                <text:p>0.88372093023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69cm" svg:y="0.316cm" chart:style-name="ch2">
          <text:p>Occupancy Sensing Recall vs Labeling Period</text:p>
        </chart:title>
        <chart:subtitle svg:x="4.314cm" svg:y="1.302cm" chart:style-name="ch3">
          <text:p>June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Rec June'.B2:'Rec June'.G13" chart:data-source-has-labels="both" svg:x="1.314cm" svg:y="2.155cm" svg:width="13.029cm" svg:height="5.701cm">
          <chartooo:coordinate-region svg:x="2.059cm" svg:y="2.351cm" svg:width="12.284cm" svg:height="4.866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Rec June'.C2:'Rec June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Rec June'.C3:'Rec June'.G3" chart:label-cell-address="'Rec June'.B3:'Rec June'.B3" chart:class="chart:bar">
            <chart:data-point chart:repeated="5"/>
          </chart:series>
          <chart:series chart:style-name="ch12" chart:values-cell-range-address="'Rec June'.C4:'Rec June'.G4" chart:label-cell-address="'Rec June'.B4:'Rec June'.B4" chart:class="chart:bar">
            <chart:data-point chart:repeated="5"/>
          </chart:series>
          <chart:series chart:style-name="ch13" chart:values-cell-range-address="'Rec June'.C5:'Rec June'.G5" chart:label-cell-address="'Rec June'.B5:'Rec June'.B5" chart:class="chart:bar">
            <chart:data-point chart:repeated="5"/>
          </chart:series>
          <chart:series chart:style-name="ch14" chart:values-cell-range-address="'Rec June'.C6:'Rec June'.G6" chart:label-cell-address="'Rec June'.B6:'Rec June'.B6" chart:class="chart:bar">
            <chart:data-point chart:repeated="5"/>
          </chart:series>
          <chart:series chart:style-name="ch15" chart:values-cell-range-address="'Rec June'.C7:'Rec June'.G7" chart:label-cell-address="'Rec June'.B7:'Rec June'.B7" chart:class="chart:bar">
            <chart:data-point chart:repeated="5"/>
          </chart:series>
          <chart:series chart:style-name="ch16" chart:values-cell-range-address="'Rec June'.C8:'Rec June'.G8" chart:label-cell-address="'Rec June'.B8:'Rec June'.B8" chart:class="chart:bar">
            <chart:data-point chart:repeated="5"/>
          </chart:series>
          <chart:series chart:style-name="ch17" chart:values-cell-range-address="'Rec June'.C9:'Rec June'.G9" chart:label-cell-address="'Rec June'.B9:'Rec June'.B9" chart:class="chart:bar">
            <chart:data-point chart:repeated="5"/>
          </chart:series>
          <chart:series chart:style-name="ch18" chart:values-cell-range-address="'Rec June'.C10:'Rec June'.G10" chart:label-cell-address="'Rec June'.B10:'Rec June'.B10" chart:class="chart:bar">
            <chart:data-point chart:repeated="5"/>
          </chart:series>
          <chart:series chart:style-name="ch19" chart:values-cell-range-address="'Rec June'.C11:'Rec June'.G11" chart:label-cell-address="'Rec June'.B11:'Rec June'.B11" chart:class="chart:bar">
            <chart:data-point chart:repeated="5"/>
          </chart:series>
          <chart:series chart:style-name="ch20" chart:values-cell-range-address="'Rec June'.C12:'Rec June'.G12" chart:label-cell-address="'Rec June'.B12:'Rec June'.B12" chart:class="chart:bar">
            <chart:data-point chart:repeated="5"/>
          </chart:series>
          <chart:series chart:style-name="ch21" chart:values-cell-range-address="'Rec June'.C13:'Rec June'.G13" chart:label-cell-address="'Rec June'.B13:'Rec June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Rec June'.C2:'Rec June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Rec June'.B3:'Rec June'.B3</svg:desc>
                </draw:g>
              </table:table-cell>
              <table:table-cell office:value-type="float" office:value="0.611111111111">
                <text:p>0.611111111111</text:p>
                <draw:g>
                  <svg:desc>'Rec June'.C3:'Rec June'.G3</svg:desc>
                </draw:g>
              </table:table-cell>
              <table:table-cell office:value-type="float" office:value="0.511312217195">
                <text:p>0.511312217195</text:p>
              </table:table-cell>
              <table:table-cell office:value-type="float" office:value="0.925423728814">
                <text:p>0.925423728814</text:p>
              </table:table-cell>
              <table:table-cell office:value-type="float" office:value="0.944827586207">
                <text:p>0.944827586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  <draw:g>
                  <svg:desc>'Rec June'.B4:'Rec June'.B4</svg:desc>
                </draw:g>
              </table:table-cell>
              <table:table-cell office:value-type="float" office:value="0.832199546485">
                <text:p>0.832199546485</text:p>
                <draw:g>
                  <svg:desc>'Rec June'.C4:'Rec June'.G4</svg:desc>
                </draw:g>
              </table:table-cell>
              <table:table-cell office:value-type="float" office:value="0.988687782805">
                <text:p>0.988687782805</text:p>
              </table:table-cell>
              <table:table-cell office:value-type="float" office:value="0.983050847458">
                <text:p>0.9830508474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  <draw:g>
                  <svg:desc>'Rec June'.B5:'Rec June'.B5</svg:desc>
                </draw:g>
              </table:table-cell>
              <table:table-cell office:value-type="float" office:value="0.833333333333">
                <text:p>0.833333333333</text:p>
                <draw:g>
                  <svg:desc>'Rec June'.C5:'Rec June'.G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  <draw:g>
                  <svg:desc>'Rec June'.B6:'Rec June'.B6</svg:desc>
                </draw:g>
              </table:table-cell>
              <table:table-cell office:value-type="float" office:value="1">
                <text:p>1</text:p>
                <draw:g>
                  <svg:desc>'Rec June'.C6:'Rec June'.G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  <draw:g>
                  <svg:desc>'Rec June'.B7:'Rec June'.B7</svg:desc>
                </draw:g>
              </table:table-cell>
              <table:table-cell office:value-type="float" office:value="0.990929705215">
                <text:p>0.990929705215</text:p>
                <draw:g>
                  <svg:desc>'Rec June'.C7:'Rec June'.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  <draw:g>
                  <svg:desc>'Rec June'.B8:'Rec June'.B8</svg:desc>
                </draw:g>
              </table:table-cell>
              <table:table-cell office:value-type="float" office:value="1">
                <text:p>1</text:p>
                <draw:g>
                  <svg:desc>'Rec June'.C8:'Rec June'.G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  <draw:g>
                  <svg:desc>'Rec June'.B9:'Rec June'.B9</svg:desc>
                </draw:g>
              </table:table-cell>
              <table:table-cell office:value-type="float" office:value="1">
                <text:p>1</text:p>
                <draw:g>
                  <svg:desc>'Rec June'.C9:'Rec June'.G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  <draw:g>
                  <svg:desc>'Rec June'.B10:'Rec June'.B10</svg:desc>
                </draw:g>
              </table:table-cell>
              <table:table-cell office:value-type="float" office:value="1">
                <text:p>1</text:p>
                <draw:g>
                  <svg:desc>'Rec June'.C10:'Rec June'.G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  <draw:g>
                  <svg:desc>'Rec June'.B11:'Rec June'.B11</svg:desc>
                </draw:g>
              </table:table-cell>
              <table:table-cell office:value-type="float" office:value="NaN">
                <text:p>NaN</text:p>
                <draw:g>
                  <svg:desc>'Rec June'.C11:'Rec June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0</text:p>
                <draw:g>
                  <svg:desc>'Rec June'.B12:'Rec June'.B12</svg:desc>
                </draw:g>
              </table:table-cell>
              <table:table-cell office:value-type="float" office:value="NaN">
                <text:p>NaN</text:p>
                <draw:g>
                  <svg:desc>'Rec June'.C12:'Rec June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</text:p>
                <draw:g>
                  <svg:desc>'Rec June'.B13:'Rec June'.B13</svg:desc>
                </draw:g>
              </table:table-cell>
              <table:table-cell office:value-type="float" office:value="NaN">
                <text:p>NaN</text:p>
                <draw:g>
                  <svg:desc>'Rec June'.C13:'Rec June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63cm" svg:y="0.316cm" chart:style-name="ch2">
          <text:p>Occupancy Sensing F vs Labeling Period</text:p>
        </chart:title>
        <chart:subtitle svg:x="4.314cm" svg:y="1.302cm" chart:style-name="ch3">
          <text:p>June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F June'.B2:'F June'.G13" chart:data-source-has-labels="both" svg:x="1.314cm" svg:y="2.155cm" svg:width="13.029cm" svg:height="5.701cm">
          <chartooo:coordinate-region svg:x="2.059cm" svg:y="2.351cm" svg:width="12.284cm" svg:height="4.866cm"/>
          <chart:axis chart:dimension="x" chart:name="primary-x" chart:style-name="ch6" chartooo:axis-type="text">
            <chart:title svg:x="5.584cm" svg:y="8.037cm" chart:style-name="ch7">
              <text:p>Labeling period / feature length</text:p>
            </chart:title>
            <chart:categories table:cell-range-address="'F June'.C2:'F June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F June'.C3:'F June'.G3" chart:label-cell-address="'F June'.B3:'F June'.B3" chart:class="chart:bar">
            <chart:data-point chart:repeated="5"/>
          </chart:series>
          <chart:series chart:style-name="ch12" chart:values-cell-range-address="'F June'.C4:'F June'.G4" chart:label-cell-address="'F June'.B4:'F June'.B4" chart:class="chart:bar">
            <chart:data-point chart:repeated="5"/>
          </chart:series>
          <chart:series chart:style-name="ch13" chart:values-cell-range-address="'F June'.C5:'F June'.G5" chart:label-cell-address="'F June'.B5:'F June'.B5" chart:class="chart:bar">
            <chart:data-point chart:repeated="5"/>
          </chart:series>
          <chart:series chart:style-name="ch14" chart:values-cell-range-address="'F June'.C6:'F June'.G6" chart:label-cell-address="'F June'.B6:'F June'.B6" chart:class="chart:bar">
            <chart:data-point chart:repeated="5"/>
          </chart:series>
          <chart:series chart:style-name="ch15" chart:values-cell-range-address="'F June'.C7:'F June'.G7" chart:label-cell-address="'F June'.B7:'F June'.B7" chart:class="chart:bar">
            <chart:data-point chart:repeated="5"/>
          </chart:series>
          <chart:series chart:style-name="ch16" chart:values-cell-range-address="'F June'.C8:'F June'.G8" chart:label-cell-address="'F June'.B8:'F June'.B8" chart:class="chart:bar">
            <chart:data-point chart:repeated="5"/>
          </chart:series>
          <chart:series chart:style-name="ch17" chart:values-cell-range-address="'F June'.C9:'F June'.G9" chart:label-cell-address="'F June'.B9:'F June'.B9" chart:class="chart:bar">
            <chart:data-point chart:repeated="5"/>
          </chart:series>
          <chart:series chart:style-name="ch18" chart:values-cell-range-address="'F June'.C10:'F June'.G10" chart:label-cell-address="'F June'.B10:'F June'.B10" chart:class="chart:bar">
            <chart:data-point chart:repeated="5"/>
          </chart:series>
          <chart:series chart:style-name="ch19" chart:values-cell-range-address="'F June'.C11:'F June'.G11" chart:label-cell-address="'F June'.B11:'F June'.B11" chart:class="chart:bar">
            <chart:data-point chart:repeated="5"/>
          </chart:series>
          <chart:series chart:style-name="ch20" chart:values-cell-range-address="'F June'.C12:'F June'.G12" chart:label-cell-address="'F June'.B12:'F June'.B12" chart:class="chart:bar">
            <chart:data-point chart:repeated="5"/>
          </chart:series>
          <chart:series chart:style-name="ch21" chart:values-cell-range-address="'F June'.C13:'F June'.G13" chart:label-cell-address="'F June'.B13:'F June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F June'.C2:'F June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F June'.B3:'F June'.B3</svg:desc>
                </draw:g>
              </table:table-cell>
              <table:table-cell office:value-type="float" office:value="0.683576410907">
                <text:p>0.683576410907</text:p>
                <draw:g>
                  <svg:desc>'F June'.C3:'F June'.G3</svg:desc>
                </draw:g>
              </table:table-cell>
              <table:table-cell office:value-type="float" office:value="0.599469496021">
                <text:p>0.599469496021</text:p>
              </table:table-cell>
              <table:table-cell office:value-type="float" office:value="0.954545454545">
                <text:p>0.954545454545</text:p>
              </table:table-cell>
              <table:table-cell office:value-type="float" office:value="0.83282674772">
                <text:p>0.83282674772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2</text:p>
                <draw:g>
                  <svg:desc>'F June'.B4:'F June'.B4</svg:desc>
                </draw:g>
              </table:table-cell>
              <table:table-cell office:value-type="float" office:value="0.810601877416">
                <text:p>0.810601877416</text:p>
                <draw:g>
                  <svg:desc>'F June'.C4:'F June'.G4</svg:desc>
                </draw:g>
              </table:table-cell>
              <table:table-cell office:value-type="float" office:value="0.862783810464">
                <text:p>0.862783810464</text:p>
              </table:table-cell>
              <table:table-cell office:value-type="float" office:value="0.863095238095">
                <text:p>0.863095238095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3</text:p>
                <draw:g>
                  <svg:desc>'F June'.B5:'F June'.B5</svg:desc>
                </draw:g>
              </table:table-cell>
              <table:table-cell office:value-type="float" office:value="0.791599353796">
                <text:p>0.791599353796</text:p>
                <draw:g>
                  <svg:desc>'F June'.C5:'F June'.G5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4</text:p>
                <draw:g>
                  <svg:desc>'F June'.B6:'F June'.B6</svg:desc>
                </draw:g>
              </table:table-cell>
              <table:table-cell office:value-type="float" office:value="0.867256637168">
                <text:p>0.867256637168</text:p>
                <draw:g>
                  <svg:desc>'F June'.C6:'F June'.G6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5</text:p>
                <draw:g>
                  <svg:desc>'F June'.B7:'F June'.B7</svg:desc>
                </draw:g>
              </table:table-cell>
              <table:table-cell office:value-type="float" office:value="0.863636363636">
                <text:p>0.863636363636</text:p>
                <draw:g>
                  <svg:desc>'F June'.C7:'F June'.G7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10</text:p>
                <draw:g>
                  <svg:desc>'F June'.B8:'F June'.B8</svg:desc>
                </draw:g>
              </table:table-cell>
              <table:table-cell office:value-type="float" office:value="0.867256637168">
                <text:p>0.867256637168</text:p>
                <draw:g>
                  <svg:desc>'F June'.C8:'F June'.G8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30</text:p>
                <draw:g>
                  <svg:desc>'F June'.B9:'F June'.B9</svg:desc>
                </draw:g>
              </table:table-cell>
              <table:table-cell office:value-type="float" office:value="0.867256637168">
                <text:p>0.867256637168</text:p>
                <draw:g>
                  <svg:desc>'F June'.C9:'F June'.G9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60</text:p>
                <draw:g>
                  <svg:desc>'F June'.B10:'F June'.B10</svg:desc>
                </draw:g>
              </table:table-cell>
              <table:table-cell office:value-type="float" office:value="0.867256637168">
                <text:p>0.867256637168</text:p>
                <draw:g>
                  <svg:desc>'F June'.C10:'F June'.G10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300</text:p>
                <draw:g>
                  <svg:desc>'F June'.B11:'F June'.B11</svg:desc>
                </draw:g>
              </table:table-cell>
              <table:table-cell office:value-type="float" office:value="NaN">
                <text:p>NaN</text:p>
                <draw:g>
                  <svg:desc>'F June'.C11:'F June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600</text:p>
                <draw:g>
                  <svg:desc>'F June'.B12:'F June'.B12</svg:desc>
                </draw:g>
              </table:table-cell>
              <table:table-cell office:value-type="float" office:value="NaN">
                <text:p>NaN</text:p>
                <draw:g>
                  <svg:desc>'F June'.C12:'F June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900</text:p>
                <draw:g>
                  <svg:desc>'F June'.B13:'F June'.B13</svg:desc>
                </draw:g>
              </table:table-cell>
              <table:table-cell office:value-type="float" office:value="NaN">
                <text:p>NaN</text:p>
                <draw:g>
                  <svg:desc>'F June'.C13:'F June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3720930233">
                <text:p>0.8837209302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64cm" svg:y="0.322cm" chart:style-name="ch2">
          <text:p>Occupancy Sensing Precision vs Labeling Period</text:p>
        </chart:title>
        <chart:subtitle svg:x="4.129cm" svg:y="1.302cm" chart:style-name="ch3">
          <text:p>August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Prec August'.B2:'Prec August'.G13" chart:data-source-has-labels="both" svg:x="1.314cm" svg:y="2.155cm" svg:width="13.029cm" svg:height="5.701cm">
          <chartooo:coordinate-region svg:x="2.253cm" svg:y="2.351cm" svg:width="12.09cm" svg:height="4.866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Prec August'.C2:'Prec August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Prec August'.C3:'Prec August'.G3" chart:label-cell-address="'Prec August'.B3:'Prec August'.B3" chart:class="chart:bar">
            <chart:data-point chart:repeated="5"/>
          </chart:series>
          <chart:series chart:style-name="ch12" chart:values-cell-range-address="'Prec August'.C4:'Prec August'.G4" chart:label-cell-address="'Prec August'.B4:'Prec August'.B4" chart:class="chart:bar">
            <chart:data-point chart:repeated="5"/>
          </chart:series>
          <chart:series chart:style-name="ch13" chart:values-cell-range-address="'Prec August'.C5:'Prec August'.G5" chart:label-cell-address="'Prec August'.B5:'Prec August'.B5" chart:class="chart:bar">
            <chart:data-point chart:repeated="5"/>
          </chart:series>
          <chart:series chart:style-name="ch14" chart:values-cell-range-address="'Prec August'.C6:'Prec August'.G6" chart:label-cell-address="'Prec August'.B6:'Prec August'.B6" chart:class="chart:bar">
            <chart:data-point chart:repeated="5"/>
          </chart:series>
          <chart:series chart:style-name="ch15" chart:values-cell-range-address="'Prec August'.C7:'Prec August'.G7" chart:label-cell-address="'Prec August'.B7:'Prec August'.B7" chart:class="chart:bar">
            <chart:data-point chart:repeated="5"/>
          </chart:series>
          <chart:series chart:style-name="ch16" chart:values-cell-range-address="'Prec August'.C8:'Prec August'.G8" chart:label-cell-address="'Prec August'.B8:'Prec August'.B8" chart:class="chart:bar">
            <chart:data-point chart:repeated="5"/>
          </chart:series>
          <chart:series chart:style-name="ch17" chart:values-cell-range-address="'Prec August'.C9:'Prec August'.G9" chart:label-cell-address="'Prec August'.B9:'Prec August'.B9" chart:class="chart:bar">
            <chart:data-point chart:repeated="5"/>
          </chart:series>
          <chart:series chart:style-name="ch18" chart:values-cell-range-address="'Prec August'.C10:'Prec August'.G10" chart:label-cell-address="'Prec August'.B10:'Prec August'.B10" chart:class="chart:bar">
            <chart:data-point chart:repeated="5"/>
          </chart:series>
          <chart:series chart:style-name="ch19" chart:values-cell-range-address="'Prec August'.C11:'Prec August'.G11" chart:label-cell-address="'Prec August'.B11:'Prec August'.B11" chart:class="chart:bar">
            <chart:data-point chart:repeated="5"/>
          </chart:series>
          <chart:series chart:style-name="ch20" chart:values-cell-range-address="'Prec August'.C12:'Prec August'.G12" chart:label-cell-address="'Prec August'.B12:'Prec August'.B12" chart:class="chart:bar">
            <chart:data-point chart:repeated="5"/>
          </chart:series>
          <chart:series chart:style-name="ch21" chart:values-cell-range-address="'Prec August'.C13:'Prec August'.G13" chart:label-cell-address="'Prec August'.B13:'Prec August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Prec August'.C2:'Prec August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Prec August'.B3:'Prec August'.B3</svg:desc>
                </draw:g>
              </table:table-cell>
              <table:table-cell office:value-type="float" office:value="0.797829036635">
                <text:p>0.797829036635</text:p>
                <draw:g>
                  <svg:desc>'Prec August'.C3:'Prec August'.G3</svg:desc>
                </draw:g>
              </table:table-cell>
              <table:table-cell office:value-type="float" office:value="0.75799086758">
                <text:p>0.75799086758</text:p>
              </table:table-cell>
              <table:table-cell office:value-type="float" office:value="0.843657817109">
                <text:p>0.843657817109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2</text:p>
                <draw:g>
                  <svg:desc>'Prec August'.B4:'Prec August'.B4</svg:desc>
                </draw:g>
              </table:table-cell>
              <table:table-cell office:value-type="float" office:value="0.778618732261">
                <text:p>0.778618732261</text:p>
                <draw:g>
                  <svg:desc>'Prec August'.C4:'Prec August'.G4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3</text:p>
                <draw:g>
                  <svg:desc>'Prec August'.B5:'Prec August'.B5</svg:desc>
                </draw:g>
              </table:table-cell>
              <table:table-cell office:value-type="float" office:value="0.765625">
                <text:p>0.765625</text:p>
                <draw:g>
                  <svg:desc>'Prec August'.C5:'Prec August'.G5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4</text:p>
                <draw:g>
                  <svg:desc>'Prec August'.B6:'Prec August'.B6</svg:desc>
                </draw:g>
              </table:table-cell>
              <table:table-cell office:value-type="float" office:value="0.765625">
                <text:p>0.765625</text:p>
                <draw:g>
                  <svg:desc>'Prec August'.C6:'Prec August'.G6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5</text:p>
                <draw:g>
                  <svg:desc>'Prec August'.B7:'Prec August'.B7</svg:desc>
                </draw:g>
              </table:table-cell>
              <table:table-cell office:value-type="float" office:value="0.765625">
                <text:p>0.765625</text:p>
                <draw:g>
                  <svg:desc>'Prec August'.C7:'Prec August'.G7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0</text:p>
                <draw:g>
                  <svg:desc>'Prec August'.B8:'Prec August'.B8</svg:desc>
                </draw:g>
              </table:table-cell>
              <table:table-cell office:value-type="float" office:value="0.765625">
                <text:p>0.765625</text:p>
                <draw:g>
                  <svg:desc>'Prec August'.C8:'Prec August'.G8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30</text:p>
                <draw:g>
                  <svg:desc>'Prec August'.B9:'Prec August'.B9</svg:desc>
                </draw:g>
              </table:table-cell>
              <table:table-cell office:value-type="float" office:value="0.765625">
                <text:p>0.765625</text:p>
                <draw:g>
                  <svg:desc>'Prec August'.C9:'Prec August'.G9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60</text:p>
                <draw:g>
                  <svg:desc>'Prec August'.B10:'Prec August'.B10</svg:desc>
                </draw:g>
              </table:table-cell>
              <table:table-cell office:value-type="float" office:value="0.765625">
                <text:p>0.765625</text:p>
                <draw:g>
                  <svg:desc>'Prec August'.C10:'Prec August'.G10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300</text:p>
                <draw:g>
                  <svg:desc>'Prec August'.B11:'Prec August'.B11</svg:desc>
                </draw:g>
              </table:table-cell>
              <table:table-cell office:value-type="float" office:value="NaN">
                <text:p>NaN</text:p>
                <draw:g>
                  <svg:desc>'Prec August'.C11:'Prec August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600</text:p>
                <draw:g>
                  <svg:desc>'Prec August'.B12:'Prec August'.B12</svg:desc>
                </draw:g>
              </table:table-cell>
              <table:table-cell office:value-type="float" office:value="NaN">
                <text:p>NaN</text:p>
                <draw:g>
                  <svg:desc>'Prec August'.C12:'Prec August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00</text:p>
                <draw:g>
                  <svg:desc>'Prec August'.B13:'Prec August'.B13</svg:desc>
                </draw:g>
              </table:table-cell>
              <table:table-cell office:value-type="float" office:value="NaN">
                <text:p>NaN</text:p>
                <draw:g>
                  <svg:desc>'Prec August'.C13:'Prec August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1666666667">
                <text:p>0.791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69cm" svg:y="0.316cm" chart:style-name="ch2">
          <text:p>Occupancy Sensing Recall vs Labeling Period</text:p>
        </chart:title>
        <chart:subtitle svg:x="4.384cm" svg:y="1.302cm" chart:style-name="ch3">
          <text:p>July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Rec July'.B2:'Rec July'.G13" chart:data-source-has-labels="both" svg:x="1.314cm" svg:y="2.155cm" svg:width="13.029cm" svg:height="5.701cm">
          <chartooo:coordinate-region svg:x="2.059cm" svg:y="2.351cm" svg:width="12.284cm" svg:height="4.866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Rec July'.C2:'Rec July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Rec July'.C3:'Rec July'.G3" chart:label-cell-address="'Rec July'.B3:'Rec July'.B3" chart:class="chart:bar">
            <chart:data-point chart:repeated="5"/>
          </chart:series>
          <chart:series chart:style-name="ch12" chart:values-cell-range-address="'Rec July'.C4:'Rec July'.G4" chart:label-cell-address="'Rec July'.B4:'Rec July'.B4" chart:class="chart:bar">
            <chart:data-point chart:repeated="5"/>
          </chart:series>
          <chart:series chart:style-name="ch13" chart:values-cell-range-address="'Rec July'.C5:'Rec July'.G5" chart:label-cell-address="'Rec July'.B5:'Rec July'.B5" chart:class="chart:bar">
            <chart:data-point chart:repeated="5"/>
          </chart:series>
          <chart:series chart:style-name="ch14" chart:values-cell-range-address="'Rec July'.C6:'Rec July'.G6" chart:label-cell-address="'Rec July'.B6:'Rec July'.B6" chart:class="chart:bar">
            <chart:data-point chart:repeated="5"/>
          </chart:series>
          <chart:series chart:style-name="ch15" chart:values-cell-range-address="'Rec July'.C7:'Rec July'.G7" chart:label-cell-address="'Rec July'.B7:'Rec July'.B7" chart:class="chart:bar">
            <chart:data-point chart:repeated="5"/>
          </chart:series>
          <chart:series chart:style-name="ch16" chart:values-cell-range-address="'Rec July'.C8:'Rec July'.G8" chart:label-cell-address="'Rec July'.B8:'Rec July'.B8" chart:class="chart:bar">
            <chart:data-point chart:repeated="5"/>
          </chart:series>
          <chart:series chart:style-name="ch17" chart:values-cell-range-address="'Rec July'.C9:'Rec July'.G9" chart:label-cell-address="'Rec July'.B9:'Rec July'.B9" chart:class="chart:bar">
            <chart:data-point chart:repeated="5"/>
          </chart:series>
          <chart:series chart:style-name="ch18" chart:values-cell-range-address="'Rec July'.C10:'Rec July'.G10" chart:label-cell-address="'Rec July'.B10:'Rec July'.B10" chart:class="chart:bar">
            <chart:data-point chart:repeated="5"/>
          </chart:series>
          <chart:series chart:style-name="ch19" chart:values-cell-range-address="'Rec July'.C11:'Rec July'.G11" chart:label-cell-address="'Rec July'.B11:'Rec July'.B11" chart:class="chart:bar">
            <chart:data-point chart:repeated="5"/>
          </chart:series>
          <chart:series chart:style-name="ch20" chart:values-cell-range-address="'Rec July'.C12:'Rec July'.G12" chart:label-cell-address="'Rec July'.B12:'Rec July'.B12" chart:class="chart:bar">
            <chart:data-point chart:repeated="5"/>
          </chart:series>
          <chart:series chart:style-name="ch21" chart:values-cell-range-address="'Rec July'.C13:'Rec July'.G13" chart:label-cell-address="'Rec July'.B13:'Rec July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Rec July'.C2:'Rec July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Rec July'.B3:'Rec July'.B3</svg:desc>
                </draw:g>
              </table:table-cell>
              <table:table-cell office:value-type="float" office:value="0.469387755102">
                <text:p>0.469387755102</text:p>
                <draw:g>
                  <svg:desc>'Rec July'.C3:'Rec July'.G3</svg:desc>
                </draw:g>
              </table:table-cell>
              <table:table-cell office:value-type="float" office:value="0.484162895928">
                <text:p>0.484162895928</text:p>
              </table:table-cell>
              <table:table-cell office:value-type="float" office:value="0.498305084746">
                <text:p>0.498305084746</text:p>
              </table:table-cell>
              <table:table-cell office:value-type="float" office:value="0.324137931034">
                <text:p>0.324137931034</text:p>
              </table:table-cell>
              <table:table-cell office:value-type="float" office:value="0.0263157894737">
                <text:p>0.0263157894737</text:p>
              </table:table-cell>
            </table:table-row>
            <table:table-row>
              <table:table-cell office:value-type="string">
                <text:p>2</text:p>
                <draw:g>
                  <svg:desc>'Rec July'.B4:'Rec July'.B4</svg:desc>
                </draw:g>
              </table:table-cell>
              <table:table-cell office:value-type="float" office:value="0.443310657596">
                <text:p>0.443310657596</text:p>
                <draw:g>
                  <svg:desc>'Rec July'.C4:'Rec July'.G4</svg:desc>
                </draw:g>
              </table:table-cell>
              <table:table-cell office:value-type="float" office:value="0.298642533937">
                <text:p>0.298642533937</text:p>
              </table:table-cell>
              <table:table-cell office:value-type="float" office:value="0.118644067797">
                <text:p>0.118644067797</text:p>
              </table:table-cell>
              <table:table-cell office:value-type="float" office:value="0.048275862069">
                <text:p>0.048275862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  <draw:g>
                  <svg:desc>'Rec July'.B5:'Rec July'.B5</svg:desc>
                </draw:g>
              </table:table-cell>
              <table:table-cell office:value-type="float" office:value="0.162131519274">
                <text:p>0.162131519274</text:p>
                <draw:g>
                  <svg:desc>'Rec July'.C5:'Rec July'.G5</svg:desc>
                </draw:g>
              </table:table-cell>
              <table:table-cell office:value-type="float" office:value="0.0927601809955">
                <text:p>0.0927601809955</text:p>
              </table:table-cell>
              <table:table-cell office:value-type="float" office:value="0.0135593220339">
                <text:p>0.0135593220339</text:p>
              </table:table-cell>
              <table:table-cell office:value-type="float" office:value="0.0275862068966">
                <text:p>0.0275862068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  <draw:g>
                  <svg:desc>'Rec July'.B6:'Rec July'.B6</svg:desc>
                </draw:g>
              </table:table-cell>
              <table:table-cell office:value-type="float" office:value="0.0668934240363">
                <text:p>0.0668934240363</text:p>
                <draw:g>
                  <svg:desc>'Rec July'.C6:'Rec July'.G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7931034483">
                <text:p>0.0137931034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  <draw:g>
                  <svg:desc>'Rec July'.B7:'Rec July'.B7</svg:desc>
                </draw:g>
              </table:table-cell>
              <table:table-cell office:value-type="float" office:value="0.0861678004535">
                <text:p>0.0861678004535</text:p>
                <draw:g>
                  <svg:desc>'Rec July'.C7:'Rec July'.G7</svg:desc>
                </draw:g>
              </table:table-cell>
              <table:table-cell office:value-type="float" office:value="0.0701357466063">
                <text:p>0.0701357466063</text:p>
              </table:table-cell>
              <table:table-cell office:value-type="float" office:value="0.0169491525424">
                <text:p>0.0169491525424</text:p>
              </table:table-cell>
              <table:table-cell office:value-type="float" office:value="0.0206896551724">
                <text:p>0.0206896551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  <draw:g>
                  <svg:desc>'Rec July'.B8:'Rec July'.B8</svg:desc>
                </draw:g>
              </table:table-cell>
              <table:table-cell office:value-type="float" office:value="0.231292517007">
                <text:p>0.231292517007</text:p>
                <draw:g>
                  <svg:desc>'Rec July'.C8:'Rec July'.G8</svg:desc>
                </draw:g>
              </table:table-cell>
              <table:table-cell office:value-type="float" office:value="0.113122171946">
                <text:p>0.113122171946</text:p>
              </table:table-cell>
              <table:table-cell office:value-type="float" office:value="0.0440677966102">
                <text:p>0.0440677966102</text:p>
              </table:table-cell>
              <table:table-cell office:value-type="float" office:value="0.0413793103448">
                <text:p>0.0413793103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  <draw:g>
                  <svg:desc>'Rec July'.B9:'Rec July'.B9</svg:desc>
                </draw:g>
              </table:table-cell>
              <table:table-cell office:value-type="float" office:value="0.136054421769">
                <text:p>0.136054421769</text:p>
                <draw:g>
                  <svg:desc>'Rec July'.C9:'Rec July'.G9</svg:desc>
                </draw:g>
              </table:table-cell>
              <table:table-cell office:value-type="float" office:value="0.0723981900452">
                <text:p>0.0723981900452</text:p>
              </table:table-cell>
              <table:table-cell office:value-type="float" office:value="0.0203389830508">
                <text:p>0.0203389830508</text:p>
              </table:table-cell>
              <table:table-cell office:value-type="float" office:value="0.0344827586207">
                <text:p>0.0344827586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  <draw:g>
                  <svg:desc>'Rec July'.B10:'Rec July'.B10</svg:desc>
                </draw:g>
              </table:table-cell>
              <table:table-cell office:value-type="float" office:value="0.140589569161">
                <text:p>0.140589569161</text:p>
                <draw:g>
                  <svg:desc>'Rec July'.C10:'Rec July'.G10</svg:desc>
                </draw:g>
              </table:table-cell>
              <table:table-cell office:value-type="float" office:value="0.0814479638009">
                <text:p>0.0814479638009</text:p>
              </table:table-cell>
              <table:table-cell office:value-type="float" office:value="0.0610169491525">
                <text:p>0.0610169491525</text:p>
              </table:table-cell>
              <table:table-cell office:value-type="float" office:value="0.0344827586207">
                <text:p>0.0344827586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  <draw:g>
                  <svg:desc>'Rec July'.B11:'Rec July'.B11</svg:desc>
                </draw:g>
              </table:table-cell>
              <table:table-cell office:value-type="float" office:value="NaN">
                <text:p>NaN</text:p>
                <draw:g>
                  <svg:desc>'Rec July'.C11:'Rec July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89655172414">
                <text:p>0.0068965517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  <draw:g>
                  <svg:desc>'Rec July'.B12:'Rec July'.B12</svg:desc>
                </draw:g>
              </table:table-cell>
              <table:table-cell office:value-type="float" office:value="NaN">
                <text:p>NaN</text:p>
                <draw:g>
                  <svg:desc>'Rec July'.C12:'Rec July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  <draw:g>
                  <svg:desc>'Rec July'.B13:'Rec July'.B13</svg:desc>
                </draw:g>
              </table:table-cell>
              <table:table-cell office:value-type="float" office:value="NaN">
                <text:p>NaN</text:p>
                <draw:g>
                  <svg:desc>'Rec July'.C13:'Rec July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69cm" svg:y="0.316cm" chart:style-name="ch2">
          <text:p>Occupancy Sensing Precision vs Labeling Period</text:p>
        </chart:title>
        <chart:subtitle svg:x="4.314cm" svg:y="1.302cm" chart:style-name="ch3">
          <text:p>June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Prec June'.B2:'Prec June'.G13" chart:data-source-has-labels="both" svg:x="1.314cm" svg:y="2.155cm" svg:width="13.029cm" svg:height="5.701cm">
          <chartooo:coordinate-region svg:x="2.059cm" svg:y="2.351cm" svg:width="12.284cm" svg:height="4.866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Prec June'.C2:'Prec June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Prec June'.C3:'Prec June'.G3" chart:label-cell-address="'Prec June'.B3:'Prec June'.B3" chart:class="chart:bar">
            <chart:data-point chart:repeated="5"/>
          </chart:series>
          <chart:series chart:style-name="ch12" chart:values-cell-range-address="'Prec June'.C4:'Prec June'.G4" chart:label-cell-address="'Prec June'.B4:'Prec June'.B4" chart:class="chart:bar">
            <chart:data-point chart:repeated="5"/>
          </chart:series>
          <chart:series chart:style-name="ch13" chart:values-cell-range-address="'Prec June'.C5:'Prec June'.G5" chart:label-cell-address="'Prec June'.B5:'Prec June'.B5" chart:class="chart:bar">
            <chart:data-point chart:repeated="5"/>
          </chart:series>
          <chart:series chart:style-name="ch14" chart:values-cell-range-address="'Prec June'.C6:'Prec June'.G6" chart:label-cell-address="'Prec June'.B6:'Prec June'.B6" chart:class="chart:bar">
            <chart:data-point chart:repeated="5"/>
          </chart:series>
          <chart:series chart:style-name="ch15" chart:values-cell-range-address="'Prec June'.C7:'Prec June'.G7" chart:label-cell-address="'Prec June'.B7:'Prec June'.B7" chart:class="chart:bar">
            <chart:data-point chart:repeated="5"/>
          </chart:series>
          <chart:series chart:style-name="ch16" chart:values-cell-range-address="'Prec June'.C8:'Prec June'.G8" chart:label-cell-address="'Prec June'.B8:'Prec June'.B8" chart:class="chart:bar">
            <chart:data-point chart:repeated="5"/>
          </chart:series>
          <chart:series chart:style-name="ch17" chart:values-cell-range-address="'Prec June'.C9:'Prec June'.G9" chart:label-cell-address="'Prec June'.B9:'Prec June'.B9" chart:class="chart:bar">
            <chart:data-point chart:repeated="5"/>
          </chart:series>
          <chart:series chart:style-name="ch18" chart:values-cell-range-address="'Prec June'.C10:'Prec June'.G10" chart:label-cell-address="'Prec June'.B10:'Prec June'.B10" chart:class="chart:bar">
            <chart:data-point chart:repeated="5"/>
          </chart:series>
          <chart:series chart:style-name="ch19" chart:values-cell-range-address="'Prec June'.C11:'Prec June'.G11" chart:label-cell-address="'Prec June'.B11:'Prec June'.B11" chart:class="chart:bar">
            <chart:data-point chart:repeated="5"/>
          </chart:series>
          <chart:series chart:style-name="ch20" chart:values-cell-range-address="'Prec June'.C12:'Prec June'.G12" chart:label-cell-address="'Prec June'.B12:'Prec June'.B12" chart:class="chart:bar">
            <chart:data-point chart:repeated="5"/>
          </chart:series>
          <chart:series chart:style-name="ch21" chart:values-cell-range-address="'Prec June'.C13:'Prec June'.G13" chart:label-cell-address="'Prec June'.B13:'Prec June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Prec June'.C2:'Prec June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Prec June'.B3:'Prec June'.B3</svg:desc>
                </draw:g>
              </table:table-cell>
              <table:table-cell office:value-type="float" office:value="0.775539568345">
                <text:p>0.775539568345</text:p>
                <draw:g>
                  <svg:desc>'Prec June'.C3:'Prec June'.G3</svg:desc>
                </draw:g>
              </table:table-cell>
              <table:table-cell office:value-type="float" office:value="0.724358974359">
                <text:p>0.724358974359</text:p>
              </table:table-cell>
              <table:table-cell office:value-type="float" office:value="0.985559566787">
                <text:p>0.985559566787</text:p>
              </table:table-cell>
              <table:table-cell office:value-type="float" office:value="0.744565217391">
                <text:p>0.744565217391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2</text:p>
                <draw:g>
                  <svg:desc>'Prec June'.B4:'Prec June'.B4</svg:desc>
                </draw:g>
              </table:table-cell>
              <table:table-cell office:value-type="float" office:value="0.790096878364">
                <text:p>0.790096878364</text:p>
                <draw:g>
                  <svg:desc>'Prec June'.C4:'Prec June'.G4</svg:desc>
                </draw:g>
              </table:table-cell>
              <table:table-cell office:value-type="float" office:value="0.765323992995">
                <text:p>0.765323992995</text:p>
              </table:table-cell>
              <table:table-cell office:value-type="float" office:value="0.769230769231">
                <text:p>0.769230769231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3</text:p>
                <draw:g>
                  <svg:desc>'Prec June'.B5:'Prec June'.B5</svg:desc>
                </draw:g>
              </table:table-cell>
              <table:table-cell office:value-type="float" office:value="0.753846153846">
                <text:p>0.753846153846</text:p>
                <draw:g>
                  <svg:desc>'Prec June'.C5:'Prec June'.G5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4</text:p>
                <draw:g>
                  <svg:desc>'Prec June'.B6:'Prec June'.B6</svg:desc>
                </draw:g>
              </table:table-cell>
              <table:table-cell office:value-type="float" office:value="0.765625">
                <text:p>0.765625</text:p>
                <draw:g>
                  <svg:desc>'Prec June'.C6:'Prec June'.G6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5</text:p>
                <draw:g>
                  <svg:desc>'Prec June'.B7:'Prec June'.B7</svg:desc>
                </draw:g>
              </table:table-cell>
              <table:table-cell office:value-type="float" office:value="0.765323992995">
                <text:p>0.765323992995</text:p>
                <draw:g>
                  <svg:desc>'Prec June'.C7:'Prec June'.G7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0</text:p>
                <draw:g>
                  <svg:desc>'Prec June'.B8:'Prec June'.B8</svg:desc>
                </draw:g>
              </table:table-cell>
              <table:table-cell office:value-type="float" office:value="0.765625">
                <text:p>0.765625</text:p>
                <draw:g>
                  <svg:desc>'Prec June'.C8:'Prec June'.G8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30</text:p>
                <draw:g>
                  <svg:desc>'Prec June'.B9:'Prec June'.B9</svg:desc>
                </draw:g>
              </table:table-cell>
              <table:table-cell office:value-type="float" office:value="0.765625">
                <text:p>0.765625</text:p>
                <draw:g>
                  <svg:desc>'Prec June'.C9:'Prec June'.G9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60</text:p>
                <draw:g>
                  <svg:desc>'Prec June'.B10:'Prec June'.B10</svg:desc>
                </draw:g>
              </table:table-cell>
              <table:table-cell office:value-type="float" office:value="0.765625">
                <text:p>0.765625</text:p>
                <draw:g>
                  <svg:desc>'Prec June'.C10:'Prec June'.G10</svg:desc>
                </draw:g>
              </table:table-cell>
              <table:table-cell office:value-type="float" office:value="0.767361111111">
                <text:p>0.767361111111</text:p>
              </table:table-cell>
              <table:table-cell office:value-type="float" office:value="0.768229166667">
                <text:p>0.768229166667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300</text:p>
                <draw:g>
                  <svg:desc>'Prec June'.B11:'Prec June'.B11</svg:desc>
                </draw:g>
              </table:table-cell>
              <table:table-cell office:value-type="float" office:value="NaN">
                <text:p>NaN</text:p>
                <draw:g>
                  <svg:desc>'Prec June'.C11:'Prec June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5208333333">
                <text:p>0.7552083333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600</text:p>
                <draw:g>
                  <svg:desc>'Prec June'.B12:'Prec June'.B12</svg:desc>
                </draw:g>
              </table:table-cell>
              <table:table-cell office:value-type="float" office:value="NaN">
                <text:p>NaN</text:p>
                <draw:g>
                  <svg:desc>'Prec June'.C12:'Prec June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00</text:p>
                <draw:g>
                  <svg:desc>'Prec June'.B13:'Prec June'.B13</svg:desc>
                </draw:g>
              </table:table-cell>
              <table:table-cell office:value-type="float" office:value="NaN">
                <text:p>NaN</text:p>
                <draw:g>
                  <svg:desc>'Prec June'.C13:'Prec June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1666666667">
                <text:p>0.7916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63cm" svg:y="0.316cm" chart:style-name="ch2">
          <text:p>Occupancy Sensing F vs Labeling Period</text:p>
        </chart:title>
        <chart:subtitle svg:x="4.384cm" svg:y="1.302cm" chart:style-name="ch3">
          <text:p>July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F July'.B2:'F July'.G13" chart:data-source-has-labels="both" svg:x="1.314cm" svg:y="2.155cm" svg:width="13.029cm" svg:height="5.701cm">
          <chartooo:coordinate-region svg:x="2.059cm" svg:y="2.35cm" svg:width="12.284cm" svg:height="4.867cm"/>
          <chart:axis chart:dimension="x" chart:name="primary-x" chart:style-name="ch6" chartooo:axis-type="text">
            <chart:title svg:x="5.584cm" svg:y="8.037cm" chart:style-name="ch7">
              <text:p>Labeling period / feature length</text:p>
            </chart:title>
            <chart:categories table:cell-range-address="'F July'.C2:'F July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F July'.C3:'F July'.G3" chart:label-cell-address="'F July'.B3:'F July'.B3" chart:class="chart:bar">
            <chart:data-point chart:repeated="5"/>
          </chart:series>
          <chart:series chart:style-name="ch12" chart:values-cell-range-address="'F July'.C4:'F July'.G4" chart:label-cell-address="'F July'.B4:'F July'.B4" chart:class="chart:bar">
            <chart:data-point chart:repeated="5"/>
          </chart:series>
          <chart:series chart:style-name="ch13" chart:values-cell-range-address="'F July'.C5:'F July'.G5" chart:label-cell-address="'F July'.B5:'F July'.B5" chart:class="chart:bar">
            <chart:data-point chart:repeated="5"/>
          </chart:series>
          <chart:series chart:style-name="ch14" chart:values-cell-range-address="'F July'.C6:'F July'.G6" chart:label-cell-address="'F July'.B6:'F July'.B6" chart:class="chart:bar">
            <chart:data-point chart:repeated="5"/>
          </chart:series>
          <chart:series chart:style-name="ch15" chart:values-cell-range-address="'F July'.C7:'F July'.G7" chart:label-cell-address="'F July'.B7:'F July'.B7" chart:class="chart:bar">
            <chart:data-point chart:repeated="5"/>
          </chart:series>
          <chart:series chart:style-name="ch16" chart:values-cell-range-address="'F July'.C8:'F July'.G8" chart:label-cell-address="'F July'.B8:'F July'.B8" chart:class="chart:bar">
            <chart:data-point chart:repeated="5"/>
          </chart:series>
          <chart:series chart:style-name="ch17" chart:values-cell-range-address="'F July'.C9:'F July'.G9" chart:label-cell-address="'F July'.B9:'F July'.B9" chart:class="chart:bar">
            <chart:data-point chart:repeated="5"/>
          </chart:series>
          <chart:series chart:style-name="ch18" chart:values-cell-range-address="'F July'.C10:'F July'.G10" chart:label-cell-address="'F July'.B10:'F July'.B10" chart:class="chart:bar">
            <chart:data-point chart:repeated="5"/>
          </chart:series>
          <chart:series chart:style-name="ch19" chart:values-cell-range-address="'F July'.C11:'F July'.G11" chart:label-cell-address="'F July'.B11:'F July'.B11" chart:class="chart:bar">
            <chart:data-point chart:repeated="5"/>
          </chart:series>
          <chart:series chart:style-name="ch20" chart:values-cell-range-address="'F July'.C12:'F July'.G12" chart:label-cell-address="'F July'.B12:'F July'.B12" chart:class="chart:bar">
            <chart:data-point chart:repeated="5"/>
          </chart:series>
          <chart:series chart:style-name="ch21" chart:values-cell-range-address="'F July'.C13:'F July'.G13" chart:label-cell-address="'F July'.B13:'F July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F July'.C2:'F July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F July'.B3:'F July'.B3</svg:desc>
                </draw:g>
              </table:table-cell>
              <table:table-cell office:value-type="float" office:value="0.6">
                <text:p>0.6</text:p>
                <draw:g>
                  <svg:desc>'F July'.C3:'F July'.G3</svg:desc>
                </draw:g>
              </table:table-cell>
              <table:table-cell office:value-type="float" office:value="0.649468892261">
                <text:p>0.649468892261</text:p>
              </table:table-cell>
              <table:table-cell office:value-type="float" office:value="0.665158371041">
                <text:p>0.665158371041</text:p>
              </table:table-cell>
              <table:table-cell office:value-type="float" office:value="0.489583333333">
                <text:p>0.489583333333</text:p>
              </table:table-cell>
              <table:table-cell office:value-type="float" office:value="0.0512820512821">
                <text:p>0.0512820512821</text:p>
              </table:table-cell>
            </table:table-row>
            <table:table-row>
              <table:table-cell office:value-type="string">
                <text:p>2</text:p>
                <draw:g>
                  <svg:desc>'F July'.B4:'F July'.B4</svg:desc>
                </draw:g>
              </table:table-cell>
              <table:table-cell office:value-type="float" office:value="0.576271186441">
                <text:p>0.576271186441</text:p>
                <draw:g>
                  <svg:desc>'F July'.C4:'F July'.G4</svg:desc>
                </draw:g>
              </table:table-cell>
              <table:table-cell office:value-type="float" office:value="0.459930313589">
                <text:p>0.459930313589</text:p>
              </table:table-cell>
              <table:table-cell office:value-type="float" office:value="0.210843373494">
                <text:p>0.210843373494</text:p>
              </table:table-cell>
              <table:table-cell office:value-type="float" office:value="0.0921052631579">
                <text:p>0.0921052631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  <draw:g>
                  <svg:desc>'F July'.B5:'F July'.B5</svg:desc>
                </draw:g>
              </table:table-cell>
              <table:table-cell office:value-type="float" office:value="0.273422562141">
                <text:p>0.273422562141</text:p>
                <draw:g>
                  <svg:desc>'F July'.C5:'F July'.G5</svg:desc>
                </draw:g>
              </table:table-cell>
              <table:table-cell office:value-type="float" office:value="0.168032786885">
                <text:p>0.168032786885</text:p>
              </table:table-cell>
              <table:table-cell office:value-type="float" office:value="0.0267558528428">
                <text:p>0.0267558528428</text:p>
              </table:table-cell>
              <table:table-cell office:value-type="float" office:value="0.0536912751678">
                <text:p>0.0536912751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  <draw:g>
                  <svg:desc>'F July'.B6:'F July'.B6</svg:desc>
                </draw:g>
              </table:table-cell>
              <table:table-cell office:value-type="float" office:value="0.12447257384">
                <text:p>0.12447257384</text:p>
                <draw:g>
                  <svg:desc>'F July'.C6:'F July'.G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72108843537">
                <text:p>0.0272108843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  <draw:g>
                  <svg:desc>'F July'.B7:'F July'.B7</svg:desc>
                </draw:g>
              </table:table-cell>
              <table:table-cell office:value-type="float" office:value="0.157676348548">
                <text:p>0.157676348548</text:p>
                <draw:g>
                  <svg:desc>'F July'.C7:'F July'.G7</svg:desc>
                </draw:g>
              </table:table-cell>
              <table:table-cell office:value-type="float" office:value="0.129979035639">
                <text:p>0.129979035639</text:p>
              </table:table-cell>
              <table:table-cell office:value-type="float" office:value="0.0333333333333">
                <text:p>0.0333333333333</text:p>
              </table:table-cell>
              <table:table-cell office:value-type="float" office:value="0.0405405405405">
                <text:p>0.0405405405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  <draw:g>
                  <svg:desc>'F July'.B8:'F July'.B8</svg:desc>
                </draw:g>
              </table:table-cell>
              <table:table-cell office:value-type="float" office:value="0.344885883347">
                <text:p>0.344885883347</text:p>
                <draw:g>
                  <svg:desc>'F July'.C8:'F July'.G8</svg:desc>
                </draw:g>
              </table:table-cell>
              <table:table-cell office:value-type="float" office:value="0.201612903226">
                <text:p>0.201612903226</text:p>
              </table:table-cell>
              <table:table-cell office:value-type="float" office:value="0.084142394822">
                <text:p>0.084142394822</text:p>
              </table:table-cell>
              <table:table-cell office:value-type="float" office:value="0.0794701986755">
                <text:p>0.0794701986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  <draw:g>
                  <svg:desc>'F July'.B9:'F July'.B9</svg:desc>
                </draw:g>
              </table:table-cell>
              <table:table-cell office:value-type="float" office:value="0.23645320197">
                <text:p>0.23645320197</text:p>
                <draw:g>
                  <svg:desc>'F July'.C9:'F July'.G9</svg:desc>
                </draw:g>
              </table:table-cell>
              <table:table-cell office:value-type="float" office:value="0.134736842105">
                <text:p>0.134736842105</text:p>
              </table:table-cell>
              <table:table-cell office:value-type="float" office:value="0.0398671096346">
                <text:p>0.0398671096346</text:p>
              </table:table-cell>
              <table:table-cell office:value-type="float" office:value="0.0666666666667">
                <text:p>0.0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  <draw:g>
                  <svg:desc>'F July'.B10:'F July'.B10</svg:desc>
                </draw:g>
              </table:table-cell>
              <table:table-cell office:value-type="float" office:value="0.244575936884">
                <text:p>0.244575936884</text:p>
                <draw:g>
                  <svg:desc>'F July'.C10:'F July'.G10</svg:desc>
                </draw:g>
              </table:table-cell>
              <table:table-cell office:value-type="float" office:value="0.149377593361">
                <text:p>0.149377593361</text:p>
              </table:table-cell>
              <table:table-cell office:value-type="float" office:value="0.114649681529">
                <text:p>0.114649681529</text:p>
              </table:table-cell>
              <table:table-cell office:value-type="float" office:value="0.0666666666667">
                <text:p>0.0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  <draw:g>
                  <svg:desc>'F July'.B11:'F July'.B11</svg:desc>
                </draw:g>
              </table:table-cell>
              <table:table-cell office:value-type="float" office:value="NaN">
                <text:p>NaN</text:p>
                <draw:g>
                  <svg:desc>'F July'.C11:'F July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698630137">
                <text:p>0.013698630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  <draw:g>
                  <svg:desc>'F July'.B12:'F July'.B12</svg:desc>
                </draw:g>
              </table:table-cell>
              <table:table-cell office:value-type="float" office:value="NaN">
                <text:p>NaN</text:p>
                <draw:g>
                  <svg:desc>'F July'.C12:'F July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  <draw:g>
                  <svg:desc>'F July'.B13:'F July'.B13</svg:desc>
                </draw:g>
              </table:table-cell>
              <table:table-cell office:value-type="float" office:value="NaN">
                <text:p>NaN</text:p>
                <draw:g>
                  <svg:desc>'F July'.C13:'F July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69cm" svg:y="0.316cm" chart:style-name="ch2">
          <text:p>Occupancy Sensing Recall vs Labeling Period</text:p>
        </chart:title>
        <chart:subtitle svg:x="4.129cm" svg:y="1.302cm" chart:style-name="ch3">
          <text:p>August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Rec August'.B2:'Rec August'.G13" chart:data-source-has-labels="both" svg:x="1.314cm" svg:y="2.155cm" svg:width="13.029cm" svg:height="5.701cm">
          <chartooo:coordinate-region svg:x="2.059cm" svg:y="2.351cm" svg:width="12.284cm" svg:height="4.866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Rec August'.C2:'Rec August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Rec August'.C3:'Rec August'.G3" chart:label-cell-address="'Rec August'.B3:'Rec August'.B3" chart:class="chart:bar">
            <chart:data-point chart:repeated="5"/>
          </chart:series>
          <chart:series chart:style-name="ch12" chart:values-cell-range-address="'Rec August'.C4:'Rec August'.G4" chart:label-cell-address="'Rec August'.B4:'Rec August'.B4" chart:class="chart:bar">
            <chart:data-point chart:repeated="5"/>
          </chart:series>
          <chart:series chart:style-name="ch13" chart:values-cell-range-address="'Rec August'.C5:'Rec August'.G5" chart:label-cell-address="'Rec August'.B5:'Rec August'.B5" chart:class="chart:bar">
            <chart:data-point chart:repeated="5"/>
          </chart:series>
          <chart:series chart:style-name="ch14" chart:values-cell-range-address="'Rec August'.C6:'Rec August'.G6" chart:label-cell-address="'Rec August'.B6:'Rec August'.B6" chart:class="chart:bar">
            <chart:data-point chart:repeated="5"/>
          </chart:series>
          <chart:series chart:style-name="ch15" chart:values-cell-range-address="'Rec August'.C7:'Rec August'.G7" chart:label-cell-address="'Rec August'.B7:'Rec August'.B7" chart:class="chart:bar">
            <chart:data-point chart:repeated="5"/>
          </chart:series>
          <chart:series chart:style-name="ch16" chart:values-cell-range-address="'Rec August'.C8:'Rec August'.G8" chart:label-cell-address="'Rec August'.B8:'Rec August'.B8" chart:class="chart:bar">
            <chart:data-point chart:repeated="5"/>
          </chart:series>
          <chart:series chart:style-name="ch17" chart:values-cell-range-address="'Rec August'.C9:'Rec August'.G9" chart:label-cell-address="'Rec August'.B9:'Rec August'.B9" chart:class="chart:bar">
            <chart:data-point chart:repeated="5"/>
          </chart:series>
          <chart:series chart:style-name="ch18" chart:values-cell-range-address="'Rec August'.C10:'Rec August'.G10" chart:label-cell-address="'Rec August'.B10:'Rec August'.B10" chart:class="chart:bar">
            <chart:data-point chart:repeated="5"/>
          </chart:series>
          <chart:series chart:style-name="ch19" chart:values-cell-range-address="'Rec August'.C11:'Rec August'.G11" chart:label-cell-address="'Rec August'.B11:'Rec August'.B11" chart:class="chart:bar">
            <chart:data-point chart:repeated="5"/>
          </chart:series>
          <chart:series chart:style-name="ch20" chart:values-cell-range-address="'Rec August'.C12:'Rec August'.G12" chart:label-cell-address="'Rec August'.B12:'Rec August'.B12" chart:class="chart:bar">
            <chart:data-point chart:repeated="5"/>
          </chart:series>
          <chart:series chart:style-name="ch21" chart:values-cell-range-address="'Rec August'.C13:'Rec August'.G13" chart:label-cell-address="'Rec August'.B13:'Rec August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Rec August'.C2:'Rec August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Rec August'.B3:'Rec August'.B3</svg:desc>
                </draw:g>
              </table:table-cell>
              <table:table-cell office:value-type="float" office:value="0.666666666667">
                <text:p>0.666666666667</text:p>
                <draw:g>
                  <svg:desc>'Rec August'.C3:'Rec August'.G3</svg:desc>
                </draw:g>
              </table:table-cell>
              <table:table-cell office:value-type="float" office:value="0.751131221719">
                <text:p>0.751131221719</text:p>
              </table:table-cell>
              <table:table-cell office:value-type="float" office:value="0.969491525424">
                <text:p>0.9694915254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  <draw:g>
                  <svg:desc>'Rec August'.B4:'Rec August'.B4</svg:desc>
                </draw:g>
              </table:table-cell>
              <table:table-cell office:value-type="float" office:value="0.933106575964">
                <text:p>0.933106575964</text:p>
                <draw:g>
                  <svg:desc>'Rec August'.C4:'Rec August'.G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  <draw:g>
                  <svg:desc>'Rec August'.B5:'Rec August'.B5</svg:desc>
                </draw:g>
              </table:table-cell>
              <table:table-cell office:value-type="float" office:value="1">
                <text:p>1</text:p>
                <draw:g>
                  <svg:desc>'Rec August'.C5:'Rec August'.G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  <draw:g>
                  <svg:desc>'Rec August'.B6:'Rec August'.B6</svg:desc>
                </draw:g>
              </table:table-cell>
              <table:table-cell office:value-type="float" office:value="1">
                <text:p>1</text:p>
                <draw:g>
                  <svg:desc>'Rec August'.C6:'Rec August'.G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  <draw:g>
                  <svg:desc>'Rec August'.B7:'Rec August'.B7</svg:desc>
                </draw:g>
              </table:table-cell>
              <table:table-cell office:value-type="float" office:value="1">
                <text:p>1</text:p>
                <draw:g>
                  <svg:desc>'Rec August'.C7:'Rec August'.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  <draw:g>
                  <svg:desc>'Rec August'.B8:'Rec August'.B8</svg:desc>
                </draw:g>
              </table:table-cell>
              <table:table-cell office:value-type="float" office:value="1">
                <text:p>1</text:p>
                <draw:g>
                  <svg:desc>'Rec August'.C8:'Rec August'.G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  <draw:g>
                  <svg:desc>'Rec August'.B9:'Rec August'.B9</svg:desc>
                </draw:g>
              </table:table-cell>
              <table:table-cell office:value-type="float" office:value="1">
                <text:p>1</text:p>
                <draw:g>
                  <svg:desc>'Rec August'.C9:'Rec August'.G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  <draw:g>
                  <svg:desc>'Rec August'.B10:'Rec August'.B10</svg:desc>
                </draw:g>
              </table:table-cell>
              <table:table-cell office:value-type="float" office:value="1">
                <text:p>1</text:p>
                <draw:g>
                  <svg:desc>'Rec August'.C10:'Rec August'.G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  <draw:g>
                  <svg:desc>'Rec August'.B11:'Rec August'.B11</svg:desc>
                </draw:g>
              </table:table-cell>
              <table:table-cell office:value-type="float" office:value="NaN">
                <text:p>NaN</text:p>
                <draw:g>
                  <svg:desc>'Rec August'.C11:'Rec August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0</text:p>
                <draw:g>
                  <svg:desc>'Rec August'.B12:'Rec August'.B12</svg:desc>
                </draw:g>
              </table:table-cell>
              <table:table-cell office:value-type="float" office:value="NaN">
                <text:p>NaN</text:p>
                <draw:g>
                  <svg:desc>'Rec August'.C12:'Rec August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</text:p>
                <draw:g>
                  <svg:desc>'Rec August'.B13:'Rec August'.B13</svg:desc>
                </draw:g>
              </table:table-cell>
              <table:table-cell office:value-type="float" office:value="NaN">
                <text:p>NaN</text:p>
                <draw:g>
                  <svg:desc>'Rec August'.C13:'Rec August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63cm" svg:y="0.316cm" chart:style-name="ch2">
          <text:p>Occupancy Sensing F vs Labeling Period</text:p>
        </chart:title>
        <chart:subtitle svg:x="4.129cm" svg:y="1.302cm" chart:style-name="ch3">
          <text:p>August for Training, 20-26 August for Testing</text:p>
        </chart:subtitle>
        <chart:legend chart:legend-position="end" svg:x="14.663cm" svg:y="1.755cm" style:legend-expansion="high" chart:style-name="ch4"/>
        <chart:plot-area chart:style-name="ch5" table:cell-range-address="'F August'.B2:'F August'.G13" chart:data-source-has-labels="both" svg:x="1.314cm" svg:y="2.155cm" svg:width="13.029cm" svg:height="5.701cm">
          <chartooo:coordinate-region svg:x="2.059cm" svg:y="2.35cm" svg:width="12.284cm" svg:height="4.867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F August'.C2:'F August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F August'.C3:'F August'.G3" chart:label-cell-address="'F August'.B3:'F August'.B3" chart:class="chart:bar">
            <chart:data-point chart:repeated="5"/>
          </chart:series>
          <chart:series chart:style-name="ch12" chart:values-cell-range-address="'F August'.C4:'F August'.G4" chart:label-cell-address="'F August'.B4:'F August'.B4" chart:class="chart:bar">
            <chart:data-point chart:repeated="5"/>
          </chart:series>
          <chart:series chart:style-name="ch13" chart:values-cell-range-address="'F August'.C5:'F August'.G5" chart:label-cell-address="'F August'.B5:'F August'.B5" chart:class="chart:bar">
            <chart:data-point chart:repeated="5"/>
          </chart:series>
          <chart:series chart:style-name="ch14" chart:values-cell-range-address="'F August'.C6:'F August'.G6" chart:label-cell-address="'F August'.B6:'F August'.B6" chart:class="chart:bar">
            <chart:data-point chart:repeated="5"/>
          </chart:series>
          <chart:series chart:style-name="ch15" chart:values-cell-range-address="'F August'.C7:'F August'.G7" chart:label-cell-address="'F August'.B7:'F August'.B7" chart:class="chart:bar">
            <chart:data-point chart:repeated="5"/>
          </chart:series>
          <chart:series chart:style-name="ch16" chart:values-cell-range-address="'F August'.C8:'F August'.G8" chart:label-cell-address="'F August'.B8:'F August'.B8" chart:class="chart:bar">
            <chart:data-point chart:repeated="5"/>
          </chart:series>
          <chart:series chart:style-name="ch17" chart:values-cell-range-address="'F August'.C9:'F August'.G9" chart:label-cell-address="'F August'.B9:'F August'.B9" chart:class="chart:bar">
            <chart:data-point chart:repeated="5"/>
          </chart:series>
          <chart:series chart:style-name="ch18" chart:values-cell-range-address="'F August'.C10:'F August'.G10" chart:label-cell-address="'F August'.B10:'F August'.B10" chart:class="chart:bar">
            <chart:data-point chart:repeated="5"/>
          </chart:series>
          <chart:series chart:style-name="ch19" chart:values-cell-range-address="'F August'.C11:'F August'.G11" chart:label-cell-address="'F August'.B11:'F August'.B11" chart:class="chart:bar">
            <chart:data-point chart:repeated="5"/>
          </chart:series>
          <chart:series chart:style-name="ch20" chart:values-cell-range-address="'F August'.C12:'F August'.G12" chart:label-cell-address="'F August'.B12:'F August'.B12" chart:class="chart:bar">
            <chart:data-point chart:repeated="5"/>
          </chart:series>
          <chart:series chart:style-name="ch21" chart:values-cell-range-address="'F August'.C13:'F August'.G13" chart:label-cell-address="'F August'.B13:'F August'.B13" chart:class="chart:bar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F August'.C2:'F August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F August'.B3:'F August'.B3</svg:desc>
                </draw:g>
              </table:table-cell>
              <table:table-cell office:value-type="float" office:value="0.726374305127">
                <text:p>0.726374305127</text:p>
                <draw:g>
                  <svg:desc>'F August'.C3:'F August'.G3</svg:desc>
                </draw:g>
              </table:table-cell>
              <table:table-cell office:value-type="float" office:value="0.754545454545">
                <text:p>0.754545454545</text:p>
              </table:table-cell>
              <table:table-cell office:value-type="float" office:value="0.902208201893">
                <text:p>0.90220820189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2</text:p>
                <draw:g>
                  <svg:desc>'F August'.B4:'F August'.B4</svg:desc>
                </draw:g>
              </table:table-cell>
              <table:table-cell office:value-type="float" office:value="0.848891181021">
                <text:p>0.848891181021</text:p>
                <draw:g>
                  <svg:desc>'F August'.C4:'F August'.G4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3</text:p>
                <draw:g>
                  <svg:desc>'F August'.B5:'F August'.B5</svg:desc>
                </draw:g>
              </table:table-cell>
              <table:table-cell office:value-type="float" office:value="0.867256637168">
                <text:p>0.867256637168</text:p>
                <draw:g>
                  <svg:desc>'F August'.C5:'F August'.G5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4</text:p>
                <draw:g>
                  <svg:desc>'F August'.B6:'F August'.B6</svg:desc>
                </draw:g>
              </table:table-cell>
              <table:table-cell office:value-type="float" office:value="0.867256637168">
                <text:p>0.867256637168</text:p>
                <draw:g>
                  <svg:desc>'F August'.C6:'F August'.G6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5</text:p>
                <draw:g>
                  <svg:desc>'F August'.B7:'F August'.B7</svg:desc>
                </draw:g>
              </table:table-cell>
              <table:table-cell office:value-type="float" office:value="0.867256637168">
                <text:p>0.867256637168</text:p>
                <draw:g>
                  <svg:desc>'F August'.C7:'F August'.G7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10</text:p>
                <draw:g>
                  <svg:desc>'F August'.B8:'F August'.B8</svg:desc>
                </draw:g>
              </table:table-cell>
              <table:table-cell office:value-type="float" office:value="0.867256637168">
                <text:p>0.867256637168</text:p>
                <draw:g>
                  <svg:desc>'F August'.C8:'F August'.G8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30</text:p>
                <draw:g>
                  <svg:desc>'F August'.B9:'F August'.B9</svg:desc>
                </draw:g>
              </table:table-cell>
              <table:table-cell office:value-type="float" office:value="0.867256637168">
                <text:p>0.867256637168</text:p>
                <draw:g>
                  <svg:desc>'F August'.C9:'F August'.G9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60</text:p>
                <draw:g>
                  <svg:desc>'F August'.B10:'F August'.B10</svg:desc>
                </draw:g>
              </table:table-cell>
              <table:table-cell office:value-type="float" office:value="0.867256637168">
                <text:p>0.867256637168</text:p>
                <draw:g>
                  <svg:desc>'F August'.C10:'F August'.G10</svg:desc>
                </draw:g>
              </table:table-cell>
              <table:table-cell office:value-type="float" office:value="0.86836935167">
                <text:p>0.86836935167</text:p>
              </table:table-cell>
              <table:table-cell office:value-type="float" office:value="0.868924889543">
                <text:p>0.868924889543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300</text:p>
                <draw:g>
                  <svg:desc>'F August'.B11:'F August'.B11</svg:desc>
                </draw:g>
              </table:table-cell>
              <table:table-cell office:value-type="float" office:value="NaN">
                <text:p>NaN</text:p>
                <draw:g>
                  <svg:desc>'F August'.C11:'F August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0534124629">
                <text:p>0.860534124629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600</text:p>
                <draw:g>
                  <svg:desc>'F August'.B12:'F August'.B12</svg:desc>
                </draw:g>
              </table:table-cell>
              <table:table-cell office:value-type="float" office:value="NaN">
                <text:p>NaN</text:p>
                <draw:g>
                  <svg:desc>'F August'.C12:'F August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3720930233">
                <text:p>0.883720930233</text:p>
              </table:table-cell>
            </table:table-row>
            <table:table-row>
              <table:table-cell office:value-type="string">
                <text:p>900</text:p>
                <draw:g>
                  <svg:desc>'F August'.B13:'F August'.B13</svg:desc>
                </draw:g>
              </table:table-cell>
              <table:table-cell office:value-type="float" office:value="NaN">
                <text:p>NaN</text:p>
                <draw:g>
                  <svg:desc>'F August'.C13:'F August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3720930233">
                <text:p>0.8837209302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